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erif" svg:font-family="'DejaVu Serif'" style:font-family-generic="roman"/>
    <style:font-face style:name="Ani" svg:font-family="Ani" style:font-family-generic="system"/>
    <style:font-face style:name="Arno Pro" svg:font-family="'Arno Pro'" style:font-family-generic="roman" style:font-pitch="variable"/>
    <style:font-face style:name="Liberation Sans" svg:font-family="'Liberation Sans'" style:font-family-generic="roman" style:font-pitch="variable"/>
    <style:font-face style:name="Myriad Pro Light" svg:font-family="'Myriad Pro Light'" style:font-family-generic="roman" style:font-pitch="variable"/>
    <style:font-face style:name="New York" svg:font-family="'New Yor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3.3222in" fo:margin-left="0in" table:align="left"/>
    </style:style>
    <style:style style:name="Table1.A" style:family="table-column">
      <style:table-column-properties style:column-width="1.0563in"/>
    </style:style>
    <style:style style:name="Table1.B" style:family="table-column">
      <style:table-column-properties style:column-width="0.6924in"/>
    </style:style>
    <style:style style:name="Table1.C" style:family="table-column">
      <style:table-column-properties style:column-width="0.9375in"/>
    </style:style>
    <style:style style:name="Table1.D" style:family="table-column">
      <style:table-column-properties style:column-width="0.6361in"/>
    </style:style>
    <style:style style:name="Table1.A1" style:family="table-cell">
      <style:table-cell-properties style:vertical-align="middle" fo:padding-left="0.075in" fo:padding-right="0.075in" fo:padding-top="0in" fo:padding-bottom="0in" fo:border-left="none" fo:border-right="0.5pt solid #000000" fo:border-top="0.5pt solid #000000" fo:border-bottom="0.5pt solid #000000" style:writing-mode="lr-tb"/>
    </style:style>
    <style:style style:name="Table1.B1" style:family="table-cell">
      <style:table-cell-properties style:vertical-align="middle" fo:padding-left="0.075in" fo:padding-right="0.075in" fo:padding-top="0in" fo:padding-bottom="0in" fo:border="0.5pt solid #000000" style:writing-mode="lr-tb"/>
    </style:style>
    <style:style style:name="Table1.D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2" style:family="table-row">
      <style:table-row-properties style:row-height="0.1799in" style:use-optimal-row-height="false"/>
    </style:style>
    <style:style style:name="Table1.A2" style:family="table-cell">
      <style:table-cell-properties style:vertical-align="middle" fo:background-color="#a9a9a9" fo:padding-left="0.075in" fo:padding-right="0.075in" fo:padding-top="0in" fo:padding-bottom="0in" fo:border-left="none" fo:border-right="0.5pt solid #000000" fo:border-top="0.5pt solid #000000" fo:border-bottom="none" style:writing-mode="lr-tb">
        <style:background-image/>
      </style:table-cell-properties>
    </style:style>
    <style:style style:name="Table1.B2" style:family="table-cell">
      <style:table-cell-properties style:vertical-align="middle" fo:background-color="#a9a9a9" fo:padding-left="0.075in" fo:padding-right="0.075in" fo:padding-top="0in" fo:padding-bottom="0in" fo:border-left="0.5pt solid #000000" fo:border-right="0.5pt solid #000000" fo:border-top="0.5pt solid #000000" fo:border-bottom="none" style:writing-mode="lr-tb">
        <style:background-image/>
      </style:table-cell-properties>
    </style:style>
    <style:style style:name="Table1.D2" style:family="table-cell">
      <style:table-cell-properties style:vertical-align="middle" fo:background-color="#a9a9a9" fo:padding-left="0.075in" fo:padding-right="0.075in" fo:padding-top="0in" fo:padding-bottom="0in" fo:border-left="0.5pt solid #000000" fo:border-right="none" fo:border-top="0.5pt solid #000000" fo:border-bottom="none" style:writing-mode="lr-tb">
        <style:background-image/>
      </style:table-cell-properties>
    </style:style>
    <style:style style:name="Table1.A3" style:family="table-cell">
      <style:table-cell-properties style:vertical-align="middle" fo:padding-left="0.075in" fo:padding-right="0.075in" fo:padding-top="0in" fo:padding-bottom="0in" fo:border-left="none" fo:border-right="0.5pt solid #000000" fo:border-top="none" fo:border-bottom="none" style:writing-mode="lr-tb"/>
    </style:style>
    <style:style style:name="Table1.B3" style:family="table-cell">
      <style:table-cell-properties style:vertical-align="middle" fo:padding-left="0.075in" fo:padding-right="0.075in" fo:padding-top="0in" fo:padding-bottom="0in" fo:border-left="0.5pt solid #000000" fo:border-right="0.5pt solid #000000" fo:border-top="none" fo:border-bottom="none" style:writing-mode="lr-tb"/>
    </style:style>
    <style:style style:name="Table1.C3" style:family="table-cell">
      <style:table-cell-properties style:vertical-align="middle" fo:padding-left="0.075in" fo:padding-right="0.075in" fo:padding-top="0in" fo:padding-bottom="0in" fo:border-left="0.5pt solid #000000" fo:border-right="0.5pt solid #000000" fo:border-top="none" fo:border-bottom="none" style:writing-mode="lr-tb"/>
    </style:style>
    <style:style style:name="Table1.D3" style:family="table-cell">
      <style:table-cell-properties style:vertical-align="middle" fo:padding-left="0.075in" fo:padding-right="0.075in" fo:padding-top="0in" fo:padding-bottom="0in" fo:border-left="0.5pt solid #000000" fo:border-right="none" fo:border-top="none" fo:border-bottom="none" style:writing-mode="lr-tb"/>
    </style:style>
    <style:style style:name="Table1.A4" style:family="table-cell">
      <style:table-cell-properties style:vertical-align="middle" fo:background-color="#a9a9a9" fo:padding-left="0.075in" fo:padding-right="0.075in" fo:padding-top="0in" fo:padding-bottom="0in" fo:border-left="none" fo:border-right="0.5pt solid #000000" fo:border-top="none" fo:border-bottom="none" style:writing-mode="lr-tb">
        <style:background-image/>
      </style:table-cell-properties>
    </style:style>
    <style:style style:name="Table1.B4" style:family="table-cell">
      <style:table-cell-properties style:vertical-align="middle" fo:background-color="#a9a9a9" fo:padding-left="0.075in" fo:padding-right="0.075in" fo:padding-top="0in" fo:padding-bottom="0in" fo:border-left="0.5pt solid #000000" fo:border-right="0.5pt solid #000000" fo:border-top="none" fo:border-bottom="none" style:writing-mode="lr-tb">
        <style:background-image/>
      </style:table-cell-properties>
    </style:style>
    <style:style style:name="Table1.D4" style:family="table-cell">
      <style:table-cell-properties style:vertical-align="middle" fo:background-color="#a9a9a9" fo:padding-left="0.075in" fo:padding-right="0.075in" fo:padding-top="0in" fo:padding-bottom="0in" fo:border-left="0.5pt solid #000000" fo:border-right="none" fo:border-top="none" fo:border-bottom="none" style:writing-mode="lr-tb">
        <style:background-image/>
      </style:table-cell-properties>
    </style:style>
    <style:style style:name="Table1.5" style:family="table-row">
      <style:table-row-properties style:row-height="0.2604in" style:use-optimal-row-height="false"/>
    </style:style>
    <style:style style:name="Table1.A5" style:family="table-cell">
      <style:table-cell-properties style:vertical-align="middle" fo:padding-left="0.075in" fo:padding-right="0.075in" fo:padding-top="0.0382in" fo:padding-bottom="0.0382in" fo:border-left="none" fo:border-right="0.5pt solid #000000" fo:border-top="none" fo:border-bottom="0.5pt solid #000000" style:writing-mode="lr-tb"/>
    </style:style>
    <style:style style:name="Table1.B5" style:family="table-cell">
      <style:table-cell-properties style:vertical-align="middle" fo:padding-left="0.075in" fo:padding-right="0.075in" fo:padding-top="0.0382in" fo:padding-bottom="0.0382in" fo:border-left="0.5pt solid #000000" fo:border-right="0.5pt solid #000000" fo:border-top="none" fo:border-bottom="0.5pt solid #000000" style:writing-mode="lr-tb"/>
    </style:style>
    <style:style style:name="Table1.C5" style:family="table-cell">
      <style:table-cell-properties style:vertical-align="middle" fo:padding-left="0.075in" fo:padding-right="0.075in" fo:padding-top="0.0382in" fo:padding-bottom="0.0382in" fo:border-left="0.5pt solid #000000" fo:border-right="0.5pt solid #000000" fo:border-top="none" fo:border-bottom="0.5pt solid #000000" style:writing-mode="lr-tb"/>
    </style:style>
    <style:style style:name="Table1.D5" style:family="table-cell">
      <style:table-cell-properties style:vertical-align="middle" fo:padding-left="0.075in" fo:padding-right="0.075in" fo:padding-top="0.0382in" fo:padding-bottom="0.0382in" fo:border-left="0.5pt solid #000000" fo:border-right="none" fo:border-top="none" fo:border-bottom="0.5pt solid #000000" style:writing-mode="lr-tb"/>
    </style:style>
    <style:style style:name="Table1.A7" style:family="table-cell">
      <style:table-cell-properties style:vertical-align="middle" fo:padding-left="0.075in" fo:padding-right="0.075in" fo:padding-top="0in" fo:padding-bottom="0in" fo:border-left="none" fo:border-right="0.5pt solid #000000" fo:border-top="none" fo:border-bottom="none" style:writing-mode="lr-tb"/>
    </style:style>
    <style:style style:name="Table1.B7" style:family="table-cell">
      <style:table-cell-properties style:vertical-align="middle" fo:padding-left="0.075in" fo:padding-right="0.075in" fo:padding-top="0in" fo:padding-bottom="0in" fo:border-left="0.5pt solid #000000" fo:border-right="0.5pt solid #000000" fo:border-top="none" fo:border-bottom="none" style:writing-mode="lr-tb"/>
    </style:style>
    <style:style style:name="Table1.C7" style:family="table-cell">
      <style:table-cell-properties style:vertical-align="middle" fo:padding-left="0.075in" fo:padding-right="0.075in" fo:padding-top="0in" fo:padding-bottom="0in" fo:border-left="0.5pt solid #000000" fo:border-right="0.5pt solid #000000" fo:border-top="none" fo:border-bottom="none" style:writing-mode="lr-tb"/>
    </style:style>
    <style:style style:name="Table1.D7" style:family="table-cell">
      <style:table-cell-properties style:vertical-align="middle" fo:padding-left="0.075in" fo:padding-right="0.075in" fo:padding-top="0in" fo:padding-bottom="0in" fo:border-left="0.5pt solid #000000" fo:border-right="none" fo:border-top="none" fo:border-bottom="none" style:writing-mode="lr-tb"/>
    </style:style>
    <style:style style:name="Table1.A9" style:family="table-cell">
      <style:table-cell-properties style:vertical-align="middle" fo:padding-left="0.075in" fo:padding-right="0.075in" fo:padding-top="0in" fo:padding-bottom="0in" fo:border-left="none" fo:border-right="0.5pt solid #000000" fo:border-top="none" fo:border-bottom="none" style:writing-mode="lr-tb"/>
    </style:style>
    <style:style style:name="Table1.B9" style:family="table-cell">
      <style:table-cell-properties style:vertical-align="middle" fo:padding-left="0.075in" fo:padding-right="0.075in" fo:padding-top="0in" fo:padding-bottom="0in" fo:border-left="0.5pt solid #000000" fo:border-right="0.5pt solid #000000" fo:border-top="none" fo:border-bottom="none" style:writing-mode="lr-tb"/>
    </style:style>
    <style:style style:name="Table1.C9" style:family="table-cell">
      <style:table-cell-properties style:vertical-align="middle" fo:padding-left="0.075in" fo:padding-right="0.075in" fo:padding-top="0in" fo:padding-bottom="0in" fo:border-left="0.5pt solid #000000" fo:border-right="0.5pt solid #000000" fo:border-top="none" fo:border-bottom="none" style:writing-mode="lr-tb"/>
    </style:style>
    <style:style style:name="Table1.D9" style:family="table-cell">
      <style:table-cell-properties style:vertical-align="middle" fo:padding-left="0.075in" fo:padding-right="0.075in" fo:padding-top="0in" fo:padding-bottom="0in" fo:border-left="0.5pt solid #000000" fo:border-right="none" fo:border-top="none" fo:border-bottom="none" style:writing-mode="lr-tb"/>
    </style:style>
    <style:style style:name="Table1.A11" style:family="table-cell">
      <style:table-cell-properties style:vertical-align="middle" fo:padding-left="0.075in" fo:padding-right="0.075in" fo:padding-top="0in" fo:padding-bottom="0in" fo:border-left="none" fo:border-right="0.5pt solid #000000" fo:border-top="none" fo:border-bottom="none" style:writing-mode="lr-tb"/>
    </style:style>
    <style:style style:name="Table1.B11" style:family="table-cell">
      <style:table-cell-properties style:vertical-align="middle" fo:padding-left="0.075in" fo:padding-right="0.075in" fo:padding-top="0in" fo:padding-bottom="0in" fo:border-left="0.5pt solid #000000" fo:border-right="0.5pt solid #000000" fo:border-top="none" fo:border-bottom="none" style:writing-mode="lr-tb"/>
    </style:style>
    <style:style style:name="Table1.C11" style:family="table-cell">
      <style:table-cell-properties style:vertical-align="middle" fo:padding-left="0.075in" fo:padding-right="0.075in" fo:padding-top="0in" fo:padding-bottom="0in" fo:border-left="0.5pt solid #000000" fo:border-right="0.5pt solid #000000" fo:border-top="none" fo:border-bottom="none" style:writing-mode="lr-tb"/>
    </style:style>
    <style:style style:name="Table1.D11" style:family="table-cell">
      <style:table-cell-properties style:vertical-align="middle" fo:padding-left="0.075in" fo:padding-right="0.075in" fo:padding-top="0in" fo:padding-bottom="0in" fo:border-left="0.5pt solid #000000" fo:border-right="none" fo:border-top="none" fo:border-bottom="none" style:writing-mode="lr-tb"/>
    </style:style>
    <style:style style:name="Table1.A13" style:family="table-cell">
      <style:table-cell-properties style:vertical-align="middle" fo:padding-left="0.075in" fo:padding-right="0.075in" fo:padding-top="0in" fo:padding-bottom="0in" fo:border-left="none" fo:border-right="0.5pt solid #000000" fo:border-top="none" fo:border-bottom="none" style:writing-mode="lr-tb"/>
    </style:style>
    <style:style style:name="Table1.B13" style:family="table-cell">
      <style:table-cell-properties style:vertical-align="middle" fo:padding-left="0.075in" fo:padding-right="0.075in" fo:padding-top="0in" fo:padding-bottom="0in" fo:border-left="0.5pt solid #000000" fo:border-right="0.5pt solid #000000" fo:border-top="none" fo:border-bottom="none" style:writing-mode="lr-tb"/>
    </style:style>
    <style:style style:name="Table1.C13" style:family="table-cell">
      <style:table-cell-properties style:vertical-align="middle" fo:padding-left="0.075in" fo:padding-right="0.075in" fo:padding-top="0in" fo:padding-bottom="0in" fo:border-left="0.5pt solid #000000" fo:border-right="0.5pt solid #000000" fo:border-top="none" fo:border-bottom="none" style:writing-mode="lr-tb"/>
    </style:style>
    <style:style style:name="Table1.D13" style:family="table-cell">
      <style:table-cell-properties style:vertical-align="middle" fo:padding-left="0.075in" fo:padding-right="0.075in" fo:padding-top="0in" fo:padding-bottom="0in" fo:border-left="0.5pt solid #000000" fo:border-right="none" fo:border-top="none" fo:border-bottom="none" style:writing-mode="lr-tb"/>
    </style:style>
    <style:style style:name="Table1.A15" style:family="table-cell">
      <style:table-cell-properties style:vertical-align="middle" fo:padding-left="0.075in" fo:padding-right="0.075in" fo:padding-top="0in" fo:padding-bottom="0in" fo:border-left="none" fo:border-right="0.5pt solid #000000" fo:border-top="none" fo:border-bottom="0.5pt solid #000000" style:writing-mode="lr-tb"/>
    </style:style>
    <style:style style:name="Table1.B15"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C15"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D15"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16" style:family="table-row">
      <style:table-row-properties style:row-height="0.2639in" style:use-optimal-row-height="false"/>
    </style:style>
    <style:style style:name="Table1.A16" style:family="table-cell">
      <style:table-cell-properties style:vertical-align="middle" fo:padding-left="0.075in" fo:padding-right="0.075in" fo:padding-top="0in" fo:padding-bottom="0in" fo:border-left="none" fo:border-right="0.5pt solid #000000" fo:border-top="none" fo:border-bottom="0.5pt solid #000000" style:writing-mode="lr-tb"/>
    </style:style>
    <style:style style:name="Table1.B16"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C16"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D1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 style:family="table">
      <style:table-properties style:width="3.3222in" fo:margin-left="0in" table:align="left"/>
    </style:style>
    <style:style style:name="Table2.A" style:family="table-column">
      <style:table-column-properties style:column-width="0.4333in"/>
    </style:style>
    <style:style style:name="Table2.B" style:family="table-column">
      <style:table-column-properties style:column-width="1.75in"/>
    </style:style>
    <style:style style:name="Table2.C" style:family="table-column">
      <style:table-column-properties style:column-width="0.5403in"/>
    </style:style>
    <style:style style:name="Table2.D" style:family="table-column">
      <style:table-column-properties style:column-width="0.5986in"/>
    </style:style>
    <style:style style:name="Table2.A1" style:family="table-cell">
      <style:table-cell-properties style:vertical-align="middle" fo:padding-left="0.075in" fo:padding-right="0.075in" fo:padding-top="0in" fo:padding-bottom="0in" fo:border-left="none" fo:border-right="0.5pt solid #000000" fo:border-top="0.5pt solid #000000" fo:border-bottom="0.5pt solid #000000" style:writing-mode="lr-tb"/>
    </style:style>
    <style:style style:name="Table2.B1" style:family="table-cell">
      <style:table-cell-properties style:vertical-align="middle" fo:padding-left="0.075in" fo:padding-right="0.075in" fo:padding-top="0in" fo:padding-bottom="0in" fo:border="0.5pt solid #000000" style:writing-mode="lr-tb"/>
    </style:style>
    <style:style style:name="Table2.D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A2" style:family="table-cell">
      <style:table-cell-properties style:vertical-align="middle" fo:padding-left="0.075in" fo:padding-right="0.075in" fo:padding-top="0in" fo:padding-bottom="0in" fo:border-left="none" fo:border-right="0.5pt solid #000000" fo:border-top="0.5pt solid #000000" fo:border-bottom="none" style:writing-mode="lr-tb"/>
    </style:style>
    <style:style style:name="Table2.B2" style:family="table-cell">
      <style:table-cell-properties style:vertical-align="middle" fo:padding-left="0.075in" fo:padding-right="0.075in" fo:padding-top="0in" fo:padding-bottom="0in" fo:border-left="0.5pt solid #000000" fo:border-right="0.5pt solid #000000" fo:border-top="0.5pt solid #000000" fo:border-bottom="none" style:writing-mode="lr-tb"/>
    </style:style>
    <style:style style:name="Table2.D2" style:family="table-cell">
      <style:table-cell-properties style:vertical-align="middle" fo:padding-left="0.075in" fo:padding-right="0.075in" fo:padding-top="0in" fo:padding-bottom="0in" fo:border-left="0.5pt solid #000000" fo:border-right="none" fo:border-top="0.5pt solid #000000" fo:border-bottom="none" style:writing-mode="lr-tb"/>
    </style:style>
    <style:style style:name="Table2.A3" style:family="table-cell">
      <style:table-cell-properties style:vertical-align="middle" fo:padding-left="0.075in" fo:padding-right="0.075in" fo:padding-top="0in" fo:padding-bottom="0in" fo:border-left="none" fo:border-right="0.5pt solid #000000" fo:border-top="none" fo:border-bottom="none" style:writing-mode="lr-tb"/>
    </style:style>
    <style:style style:name="Table2.B3" style:family="table-cell">
      <style:table-cell-properties style:vertical-align="middle" fo:padding-left="0.075in" fo:padding-right="0.075in" fo:padding-top="0in" fo:padding-bottom="0in" fo:border-left="0.5pt solid #000000" fo:border-right="0.5pt solid #000000" fo:border-top="none" fo:border-bottom="none" style:writing-mode="lr-tb"/>
    </style:style>
    <style:style style:name="Table2.D3" style:family="table-cell">
      <style:table-cell-properties style:vertical-align="middle" fo:padding-left="0.075in" fo:padding-right="0.075in" fo:padding-top="0in" fo:padding-bottom="0in" fo:border-left="0.5pt solid #000000" fo:border-right="none" fo:border-top="none" fo:border-bottom="none" style:writing-mode="lr-tb"/>
    </style:style>
    <style:style style:name="Table2.A11" style:family="table-cell">
      <style:table-cell-properties style:vertical-align="middle" fo:padding-left="0.075in" fo:padding-right="0.075in" fo:padding-top="0in" fo:padding-bottom="0in" fo:border-left="none" fo:border-right="0.5pt solid #000000" fo:border-top="none" fo:border-bottom="0.5pt solid #000000" style:writing-mode="lr-tb"/>
    </style:style>
    <style:style style:name="Table2.B11"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D11"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3" style:family="table">
      <style:table-properties style:width="7.1278in" fo:margin-left="0in" table:align="left"/>
    </style:style>
    <style:style style:name="Table3.A" style:family="table-column">
      <style:table-column-properties style:column-width="0.891in"/>
    </style:style>
    <style:style style:name="Table3.C" style:family="table-column">
      <style:table-column-properties style:column-width="0.8917in"/>
    </style:style>
    <style:style style:name="Table3.H" style:family="table-column">
      <style:table-column-properties style:column-width="0.8903in"/>
    </style:style>
    <style:style style:name="Table3.A1" style:family="table-cell">
      <style:table-cell-properties fo:padding-left="0.075in" fo:padding-right="0.075in" fo:padding-top="0in" fo:padding-bottom="0in" fo:border="0.75pt solid #000000" style:writing-mode="lr-tb"/>
    </style:style>
    <style:style style:name="P1" style:family="paragraph" style:parent-style-name="Standard">
      <style:paragraph-properties fo:margin-left="0in" fo:margin-right="0.25in" fo:text-indent="0in" style:auto-text-indent="false"/>
    </style:style>
    <style:style style:name="P2" style:family="paragraph" style:parent-style-name="Footer">
      <style:paragraph-properties fo:margin-left="0in" fo:margin-right="0.25in" fo:text-indent="0in" style:auto-text-indent="false"/>
    </style:style>
    <style:style style:name="P3" style:family="paragraph" style:parent-style-name="TA_5f_Main_5f_Text">
      <style:paragraph-properties fo:margin-left="0in" fo:margin-right="0in" fo:text-indent="0in" style:auto-text-indent="false">
        <style:tab-stops/>
      </style:paragraph-properties>
    </style:style>
    <style:style style:name="P4" style:family="paragraph" style:parent-style-name="TA_5f_Main_5f_Text">
      <style:text-properties style:font-name-asian="Times New Roman" style:font-name-complex="Times New Roman"/>
    </style:style>
    <style:style style:name="P5" style:family="paragraph" style:parent-style-name="Text_20_body">
      <style:paragraph-properties fo:break-before="page"/>
      <style:text-properties fo:font-size="18pt" style:font-size-asian="18pt"/>
    </style:style>
    <style:style style:name="P6" style:family="paragraph" style:parent-style-name="BA_5f_Title">
      <style:paragraph-properties fo:break-before="page"/>
    </style:style>
    <style:style style:name="P7" style:family="paragraph" style:parent-style-name="VA_5f_Figure_5f_Caption">
      <style:paragraph-properties fo:break-before="page"/>
    </style:style>
    <style:style style:name="P8" style:family="paragraph" style:parent-style-name="Standard">
      <style:text-properties fo:font-weight="bold" style:font-weight-asian="bold"/>
    </style:style>
    <style:style style:name="P9" style:family="paragraph" style:parent-style-name="Standard">
      <style:paragraph-properties fo:text-align="center" style:justify-single-word="false"/>
      <style:text-properties fo:font-weight="bold" style:font-weight-asian="bold"/>
    </style:style>
    <style:style style:name="P10" style:family="paragraph" style:parent-style-name="Standard">
      <style:text-properties fo:font-size="11pt" style:font-size-asian="11pt"/>
    </style:style>
    <style:style style:name="P11" style:family="paragraph" style:parent-style-name="Standard">
      <style:text-properties fo:font-size="10.5pt" style:font-size-asian="10.5pt"/>
    </style:style>
    <style:style style:name="P12" style:family="paragraph" style:parent-style-name="Standard">
      <style:text-properties style:font-name="Arno Pro" fo:font-size="9pt" style:letter-kerning="true" style:font-size-asian="9pt"/>
    </style:style>
    <style:style style:name="P13" style:family="paragraph" style:parent-style-name="Standard">
      <style:text-properties style:font-name="Arno Pro" fo:font-size="9.5pt" style:font-size-asian="9.5pt" style:font-size-complex="9.5pt"/>
    </style:style>
    <style:style style:name="P14" style:family="paragraph" style:parent-style-name="Standard">
      <style:text-properties style:font-name="Arno Pro" fo:font-size="10pt" style:font-size-asian="10pt"/>
    </style:style>
    <style:style style:name="P15" style:family="paragraph" style:parent-style-name="VA_5f_Figure_5f_Caption">
      <style:text-properties style:font-name-asian="Times New Roman" style:font-name-complex="Times New Roman"/>
    </style:style>
    <style:style style:name="P16" style:family="paragraph" style:parent-style-name="VA_5f_Figure_5f_Caption">
      <style:text-properties fo:font-weight="bold" style:font-weight-asian="bold" style:font-weight-complex="bold"/>
    </style:style>
    <style:style style:name="P17" style:family="paragraph" style:parent-style-name="VD_5f_Table_5f_Title">
      <style:text-properties style:font-name-asian="Times New Roman" style:font-name-complex="Times New Roman" style:font-weight-complex="bold"/>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fo:text-align="center" style:justify-single-word="false"/>
      <style:text-properties style:font-name="Arial" fo:font-size="8pt" style:font-size-asian="8pt" style:font-size-complex="8pt" style:font-weight-complex="bold"/>
    </style:style>
    <style:style style:name="P20" style:family="paragraph" style:parent-style-name="Standard">
      <style:paragraph-properties fo:margin-top="0in" fo:margin-bottom="0in" loext:contextual-spacing="false" fo:text-align="center" style:justify-single-word="false"/>
    </style:style>
    <style:style style:name="P21" style:family="paragraph" style:parent-style-name="Standard">
      <style:paragraph-properties fo:margin-top="0in" fo:margin-bottom="0in" loext:contextual-spacing="false"/>
      <style:text-properties style:font-name="Arno Pro" fo:font-size="9.5pt" style:font-size-asian="9.5pt" style:font-size-complex="9.5pt"/>
    </style:style>
    <style:style style:name="P22" style:family="paragraph" style:parent-style-name="Standard">
      <style:paragraph-properties fo:margin-top="0in" fo:margin-bottom="0.05in" loext:contextual-spacing="false"/>
    </style:style>
    <style:style style:name="P23" style:family="paragraph" style:parent-style-name="Standard">
      <style:paragraph-properties fo:margin-top="0.0835in" fo:margin-bottom="0in" loext:contextual-spacing="false" fo:padding-left="0in" fo:padding-right="0in" fo:padding-top="0.0138in" fo:padding-bottom="0in" fo:border-left="none" fo:border-right="none" fo:border-top="0.51pt solid #000000" fo:border-bottom="none" style:shadow="none"/>
      <style:text-properties style:font-name="Arno Pro" fo:font-size="10pt" style:font-size-asian="10pt"/>
    </style:style>
    <style:style style:name="P24" style:family="paragraph" style:parent-style-name="Standard">
      <style:paragraph-properties fo:margin-top="0in" fo:margin-bottom="0.1665in" loext:contextual-spacing="false" fo:text-align="center" style:justify-single-word="false" fo:padding-left="0in" fo:padding-right="0in" fo:padding-top="0in" fo:padding-bottom="0.0138in" fo:border-left="none" fo:border-right="none" fo:border-top="none" fo:border-bottom="0.51pt solid #000000" style:shadow="none"/>
    </style:style>
    <style:style style:name="P25" style:family="paragraph" style:parent-style-name="TA_5f_Main_5f_Text" style:master-page-name="MPF0">
      <style:paragraph-properties fo:margin-left="0in" fo:margin-right="0in" fo:text-indent="0in" style:auto-text-indent="false" style:page-number="auto" fo:break-before="page">
        <style:tab-stops/>
      </style:paragraph-properties>
    </style:style>
    <style:style style:name="P26" style:family="paragraph" style:parent-style-name="SN_5f_Synopsis_5f_TOC" style:master-page-name="MP6">
      <style:paragraph-properties style:page-number="auto" fo:break-before="page"/>
    </style:style>
    <style:style style:name="P27" style:family="paragraph" style:parent-style-name="Standard" style:list-style-name="WWNum1">
      <style:paragraph-properties fo:margin-top="0in" fo:margin-bottom="0.0693in" loext:contextual-spacing="false"/>
      <style:text-properties fo:font-size="10.5pt" style:font-size-asian="10.5pt"/>
    </style:style>
    <style:style style:name="P28" style:family="paragraph" style:parent-style-name="Standard" style:list-style-name="WWNum2">
      <style:paragraph-properties fo:margin-top="0in" fo:margin-bottom="0.0693in" loext:contextual-spacing="false"/>
      <style:text-properties fo:font-size="10.5pt" style:font-size-asian="10.5pt"/>
    </style:style>
    <style:style style:name="P29" style:family="paragraph" style:parent-style-name="Standard" style:list-style-name="WWNum2">
      <style:paragraph-properties fo:margin-top="0in" fo:margin-bottom="0.0693in" loext:contextual-spacing="false"/>
    </style:style>
    <style:style style:name="P30" style:family="paragraph" style:parent-style-name="Standard" style:list-style-name="WWNum1">
      <style:paragraph-properties fo:margin-top="0in" fo:margin-bottom="0.0693in" loext:contextual-spacing="false"/>
    </style:style>
    <style:style style:name="P31" style:family="paragraph" style:parent-style-name="Standard">
      <style:paragraph-properties fo:margin-top="0in" fo:margin-bottom="0in" loext:contextual-spacing="false" fo:text-align="center" style:justify-single-word="false"/>
      <style:text-properties style:font-name="Arial" fo:font-size="8pt" style:font-size-asian="8pt" style:font-size-complex="8pt" style:font-weight-complex="bold"/>
    </style:style>
    <style:style style:name="P32" style:family="paragraph" style:parent-style-name="Standard">
      <style:paragraph-properties fo:margin-top="0in" fo:margin-bottom="0in" loext:contextual-spacing="false" fo:text-align="center" style:justify-single-word="false"/>
      <style:text-properties style:font-name="Arial" fo:font-size="8pt" officeooo:rsid="00170ac1" officeooo:paragraph-rsid="00170ac1" style:font-size-asian="8pt" style:font-size-complex="8pt" style:font-weight-complex="bold"/>
    </style:style>
    <style:style style:name="P33" style:family="paragraph" style:parent-style-name="Standard">
      <style:paragraph-properties fo:margin-top="0in" fo:margin-bottom="0in" loext:contextual-spacing="false" fo:text-align="center" style:justify-single-word="false"/>
      <style:text-properties style:font-name="Arial" fo:font-size="8pt" officeooo:rsid="0018de99" officeooo:paragraph-rsid="0018de99" style:font-size-asian="8pt" style:font-size-complex="8pt" style:font-weight-complex="bold"/>
    </style:style>
    <style:style style:name="P34" style:family="paragraph" style:parent-style-name="Standard">
      <style:paragraph-properties fo:margin-top="0in" fo:margin-bottom="0in" loext:contextual-spacing="false" fo:text-align="center" style:justify-single-word="false"/>
      <style:text-properties officeooo:paragraph-rsid="0018de99"/>
    </style:style>
    <style:style style:name="T1" style:family="text">
      <style:text-properties style:font-name-asian="Times New Roman" style:font-name-complex="Times New Roman"/>
    </style:style>
    <style:style style:name="T2" style:family="text">
      <style:text-properties fo:font-style="italic" style:font-name-asian="Times New Roman" style:font-style-asian="italic" style:font-name-complex="Times New Roman" style:font-style-complex="italic"/>
    </style:style>
    <style:style style:name="T3" style:family="text">
      <style:text-properties fo:font-size="11pt" style:font-size-asian="11pt"/>
    </style:style>
    <style:style style:name="T4" style:family="text">
      <style:text-properties fo:font-size="10.5pt" style:font-size-asian="10.5pt"/>
    </style:style>
    <style:style style:name="T5" style:family="text">
      <style:text-properties fo:font-size="10.5pt" fo:font-weight="bold" style:font-size-asian="10.5pt" style:font-weight-asian="bold"/>
    </style:style>
    <style:style style:name="T6" style:family="text">
      <style:text-properties style:text-position="super 67%"/>
    </style:style>
    <style:style style:name="T7" style:family="text">
      <style:text-properties style:text-position="super 67%" style:font-name="Arno Pro" fo:font-size="9pt" style:letter-kerning="true" style:font-size-asian="9pt"/>
    </style:style>
    <style:style style:name="T8" style:family="text">
      <style:text-properties style:text-position="super 67%" style:font-name-asian="Times New Roman" style:font-name-complex="Times New Roman"/>
    </style:style>
    <style:style style:name="T9" style:family="text">
      <style:text-properties style:text-position="super 65%"/>
    </style:style>
    <style:style style:name="T10" style:family="text">
      <style:text-properties style:font-name="Arno Pro"/>
    </style:style>
    <style:style style:name="T11" style:family="text">
      <style:text-properties style:font-name="Arno Pro" fo:font-size="9pt" style:letter-kerning="true" style:font-size-asian="9pt"/>
    </style:style>
    <style:style style:name="T12" style:family="text">
      <style:text-properties style:font-name="Arno Pro" fo:font-size="9pt" fo:font-style="italic" style:letter-kerning="true" style:font-size-asian="9pt" style:font-style-asian="italic" style:font-style-complex="italic"/>
    </style:style>
    <style:style style:name="T13" style:family="text">
      <style:text-properties style:font-name="Arno Pro" fo:font-size="8pt" style:letter-kerning="true" style:font-size-asian="8pt" style:font-size-complex="8pt"/>
    </style:style>
    <style:style style:name="T14" style:family="text">
      <style:text-properties style:font-name="Arno Pro" fo:font-size="10pt" fo:font-weight="bold" style:letter-kerning="true" style:font-size-asian="10pt" style:font-weight-asian="bold"/>
    </style:style>
    <style:style style:name="T15" style:family="text">
      <style:text-properties style:font-name="Arno Pro" fo:font-size="10pt" fo:font-weight="bold" style:font-size-asian="10pt" style:font-weight-asian="bold"/>
    </style:style>
    <style:style style:name="T16" style:family="text">
      <style:text-properties style:font-name="Arno Pro" fo:font-size="10pt" style:letter-kerning="true" style:font-size-asian="10pt"/>
    </style:style>
    <style:style style:name="T17" style:family="text">
      <style:text-properties style:font-name="Arno Pro" fo:font-size="10pt" style:font-size-asian="10pt"/>
    </style:style>
    <style:style style:name="T18" style:family="text">
      <style:text-properties style:font-name="Arno Pro" fo:font-size="9.5pt" style:font-size-asian="9.5pt" style:font-size-complex="9.5pt"/>
    </style:style>
    <style:style style:name="T19" style:family="text">
      <style:text-properties style:font-name="Arial" fo:font-size="8pt" style:font-size-asian="8pt" style:font-size-complex="8pt" style:font-weight-complex="bold"/>
    </style:style>
    <style:style style:name="T20" style:family="text">
      <style:text-properties style:font-name="Arial" fo:font-size="8pt" officeooo:rsid="0018de99" style:font-size-asian="8pt" style:font-size-complex="8pt" style:font-weight-complex="bold"/>
    </style:style>
    <style:style style:name="T21" style:family="text">
      <style:text-properties style:text-position="sub 63%" style:font-name="Arial" fo:font-size="8pt" style:font-size-asian="8pt" style:font-size-complex="8pt" style:font-weight-complex="bold"/>
    </style:style>
    <style:style style:name="T22" style:family="text">
      <style:text-properties style:text-position="sub 63%" style:font-name="Arno Pro" fo:font-size="8pt" style:letter-kerning="true" style:font-size-asian="8pt" style:font-size-complex="8pt"/>
    </style:style>
    <style:style style:name="T23" style:family="text">
      <style:text-properties style:font-name="Ani"/>
    </style:style>
    <style:style style:name="T24" style:family="text">
      <style:text-properties style:font-name="Ani" fo:font-size="8pt" style:font-size-asian="8pt" style:font-size-complex="8pt" style:font-weight-complex="bold"/>
    </style:style>
    <style:style style:name="T25" style:family="text">
      <style:text-properties style:font-name="Ani" fo:font-size="8pt" officeooo:rsid="0018de99" style:font-size-asian="8pt" style:font-size-complex="8pt" style:font-weight-complex="bold"/>
    </style:style>
    <style:style style:name="T26" style:family="text">
      <style:text-properties style:text-position="super 63%" fo:font-weight="normal" style:font-name-asian="Times New Roman" style:font-weight-asian="normal" style:font-name-complex="Times New Roman"/>
    </style:style>
    <style:style style:name="T27" style:family="text">
      <style:text-properties style:text-position="super 63%" style:font-name="Arno Pro" fo:font-size="8pt" style:letter-kerning="true" style:font-size-asian="8pt" style:font-size-complex="8pt"/>
    </style:style>
    <style:style style:name="T28" style:family="text">
      <style:text-properties fo:font-weight="normal" style:font-name-asian="Times New Roman" style:font-weight-asian="normal" style:font-name-complex="Times New Roman"/>
    </style:style>
    <style:style style:name="T29" style:family="text">
      <style:text-properties style:font-name="DejaVu Serif" fo:font-weight="normal" style:font-name-asian="Times New Roman" style:font-weight-asian="normal" style:font-name-complex="Times New Roman"/>
    </style:style>
    <style:style style:name="T30" style:family="text">
      <style:text-properties style:font-name="DejaVu Serif" fo:font-size="9pt" style:letter-kerning="true" style:font-size-asian="9pt"/>
    </style:style>
    <style:style style:name="T31" style:family="text">
      <style:text-properties fo:font-size="9.5pt" fo:font-weight="bold" style:font-name-asian="Times New Roman" style:font-size-asian="9.5pt" style:font-weight-asian="bold" style:font-name-complex="Times New Roman" style:font-size-complex="9.5pt"/>
    </style:style>
    <style:style style:name="T32" style:family="text">
      <style:text-properties fo:font-size="9.5pt" fo:font-weight="bold" style:font-name-asian="Times New Roman" style:font-size-asian="9.5pt" style:font-weight-asian="bold" style:font-name-complex="Times New Roman" style:font-size-complex="9.5pt" style:font-weight-complex="bold"/>
    </style:style>
    <style:style style:name="T33" style:family="text">
      <style:text-properties fo:font-size="9.5pt" fo:font-weight="bold" officeooo:rsid="0018de99" style:font-name-asian="Times New Roman" style:font-size-asian="9.5pt" style:font-weight-asian="bold" style:font-name-complex="Times New Roman" style:font-size-complex="9.5pt" style:font-weight-complex="bold"/>
    </style:style>
    <style:style style:name="T34" style:family="text">
      <style:text-properties fo:font-size="9.5pt" style:font-name-asian="Times New Roman" style:font-size-asian="9.5pt" style:font-name-complex="Times New Roman" style:font-size-complex="9.5pt" style:font-weight-complex="bold"/>
    </style:style>
    <style:style style:name="T35" style:family="text">
      <style:text-properties fo:font-weight="bold" style:font-name-asian="Times New Roman" style:font-weight-asian="bold" style:font-name-complex="Times New Roman" style:font-weight-complex="bold"/>
    </style:style>
    <style:style style:name="T36" style:family="text">
      <style:text-properties fo:font-weight="bold" style:font-weight-asian="bold"/>
    </style:style>
    <style:style style:name="T37" style:family="text">
      <style:text-properties fo:font-weight="bold" style:font-weight-asian="bold" style:font-weight-complex="bold"/>
    </style:style>
    <style:style style:name="T38" style:family="text">
      <style:text-properties fo:font-size="9pt" fo:font-weight="normal" style:font-name-asian="Times New Roman" style:font-size-asian="9pt" style:font-weight-asian="normal" style:font-name-complex="Times New Roman" style:font-size-complex="10pt"/>
    </style:style>
    <style:style style:name="T39" style:family="text">
      <style:text-properties style:font-name="Times New Roman"/>
    </style:style>
    <style:style style:name="T40" style:family="text">
      <style:text-properties officeooo:rsid="0018de99"/>
    </style:style>
    <style:style style:name="Sect1" style:family="section">
      <style:section-properties style:writing-mode="lr-tb"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2">
          <style:column style:rel-width="5026*" fo:start-indent="0in" fo:end-indent="0.1598in"/>
          <style:column style:rel-width="5026*" fo:start-indent="0.1598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Impact</text:p>
      <text:p text:style-name="P3"/>
      <text:p text:style-name="P3"><text:tab/>1. <text:span text:style-name="Default_20_Paragraph_20_Font"><text:span text:style-name="T1">Provide the field with in </text:span></text:span><text:span text:style-name="Default_20_Paragraph_20_Font"><text:span text:style-name="T2">vivo-like</text:span></text:span><text:span text:style-name="Default_20_Paragraph_20_Font"><text:span text:style-name="T1"> MCM conditions to help understand how RNA folds</text:span></text:span><text:span text:style-name="Default_20_Paragraph_20_Font"><text:span text:style-name="T2"> in vivo</text:span></text:span></text:p>
      <text:p text:style-name="P3"><text:span text:style-name="Default_20_Paragraph_20_Font"><text:span text:style-name="T2"><text:tab/></text:span></text:span><text:span text:style-name="Default_20_Paragraph_20_Font"><text:span text:style-name="T1">2. Show changes in global RNA secondary structure stability</text:span></text:span></text:p>
      <text:p text:style-name="TA_5f_Main_5f_Text"/>
      <text:p text:style-name="P3">Experiments</text:p>
      <text:p text:style-name="P3"/>
      <text:p text:style-name="P3"><text:tab/>1. Model metabolome/metalome</text:p>
      <text:p text:style-name="P3"><text:tab/>2. Use ITC to determine exact <text:span text:style-name="Default_20_Paragraph_20_Font"><text:span text:style-name="T1">Kds at pH 7 and relevant ionic strength - Temperature</text:span></text:span></text:p>
      <text:p text:style-name="P3"><text:tab/>3. Use Draper dye (8-hydroxyquinoline-5-sulfonic acid) to confirm free and chelated Mg concen<text:tab/>trations</text:p>
      <text:p text:style-name="TA_5f_Main_5f_Text">4. Use fluorescence Tms to show changes in global RNA secondary structure stability + configurational stability</text:p>
      <text:p text:style-name="P3"/>
      <text:p text:style-name="P3">Side notes for discussion</text:p>
      <text:p text:style-name="P3"/>
      <text:p text:style-name="TA_5f_Main_5f_Text">1. Rouskin Nat. Commun. ~2014 How much energy would the helicase secondary structure weakening cost?</text:p>
      <text:p text:style-name="TA_5f_Main_5f_Text">2. Swap single stranded and double stranded state in <text:span text:style-name="Default_20_Paragraph_20_Font"><text:span text:style-name="T1">fluorescence layout</text:span></text:span></text:p>
      <text:p text:style-name="TA_5f_Main_5f_Text">3. Write abstract – Wait on the intro</text:p>
      <text:p text:style-name="TA_5f_Main_5f_Text"><text:span text:style-name="Default_20_Paragraph_20_Font"><text:span text:style-name="T1">4</text:span></text:span>. Martin Grueblee JACS communications</text:p>
      <text:p text:style-name="TA_5f_Main_5f_Text">5. Mathew’s JACS communication</text:p>
      <text:p text:style-name="TA_5f_Main_5f_Text">6. Figure 1 <text:span text:style-name="Default_20_Paragraph_20_Font"><text:span text:style-name="T1">Change A to C and Show MCM</text:span></text:span></text:p>
      <text:p text:style-name="TA_5f_Main_5f_Text">7. <text:span text:style-name="Default_20_Paragraph_20_Font"><text:span text:style-name="T1">Add a cut off line Table 1</text:span></text:span></text:p>
      <text:p text:style-name="TA_5f_Main_5f_Text"><text:span text:style-name="Default_20_Paragraph_20_Font"><text:span text:style-name="T1">8. Commas SE, sig figs, MCM into Table 1</text:span></text:span></text:p>
      <text:p text:style-name="TA_5f_Main_5f_Text"><text:span text:style-name="Default_20_Paragraph_20_Font"><text:span text:style-name="T1">9. Intro, Pilak and coworkers begin with cell extracts. However, we will take a bottom up approach to complexity, with the intention of understanding speciation and molecular contribution.</text:span></text:span></text:p>
      <text:p text:style-name="P4">10. Try 1B as a van’t hoff plot</text:p>
      <text:p text:style-name="P4"/>
      <text:p text:style-name="P3"/>
      <text:p text:style-name="P3"/>
      <text:p text:style-name="P3"/>
      <text:p text:style-name="P5">Template for Submission of Manuscripts to American Chemical Society Journals</text:p>
      <text:p text:style-name="P9">Word 2010, Page Wide Abstract Version</text:p>
      <text:p text:style-name="P10">This template is a guide to be used to prepare manuscripts for submission. Please consult the Instructions to Authors or a recent issue of the journal for detailed guidelines and procedures for submission. This template is intended to benefit to the author in that the entire manuscript (text, tables, and graphics) may be submitted in one file. Inserting graphics and tables close to the point at which they are discussed in the text of the manuscript can also be a benefit for the reviewer.</text:p>
      <text:p text:style-name="Standard"><text:span text:style-name="Default_20_Paragraph_20_Font"><text:span text:style-name="T3">When you submit a manuscript using this template, you will not actually see the page formatting that appears in the printed journal. This will occur as part of the editorial production process.</text:span></text:span><text:span text:style-name="Default_20_Paragraph_20_Font"><text:span text:style-name="T4"> Abbreviated instructions for using the template follow. Consult the documentation for your specific application and version for more information. Additional instructions can be found in the readme file at the web page where you downloaded this template.</text:span></text:span></text:p>
      <text:p text:style-name="P8">Using the template</text:p>
      <text:p text:style-name="P11">In ACS publications there are many different components of a manuscript (i.e., title, abstract, main text, figure captions, etc.) that are represented in the template. <text:s/>See the Guide, Notes, Notice, or Instructions for Authors on the journal’s homepage to determine which parts should be included for the manuscript that you are preparing</text:p>
      <text:list xml:id="list822316707" text:style-name="WWNum1">
        <text:list-item text:start-value="1">
          <text:p text:style-name="P27">If typing your manuscript directly into the template, select (highlight) the text of the template that you want to replace and begin typing your manuscript (i.e., select the Title section for typing in your title).</text:p>
        </text:list-item>
        <text:list-item>
          <text:p text:style-name="P27">If you have already prepared your document in a Word file, you will need to attach the template to your working document in order to apply the Word Style tags. Further instructions can be found in the readme file at the web page where you downloaded this template.</text:p>
        </text:list-item>
      </text:list>
      <text:list xml:id="list1637318141" text:style-name="WWNum2">
        <text:list-item text:start-value="1">
          <text:p text:style-name="P29"><text:span text:style-name="Default_20_Paragraph_20_Font"><text:span text:style-name="T4">Go to the Word Style list on the formatting toolbar and you will see all the Word Styles from the template that has now been imported into the current document. A Styles toolbar has been generated that will display the different Styles for you to choose from. If this is not present, select </text:span></text:span><text:span text:style-name="Default_20_Paragraph_20_Font"><text:span text:style-name="T5">View</text:span></text:span><text:span text:style-name="Default_20_Paragraph_20_Font"><text:span text:style-name="T4">, </text:span></text:span><text:span text:style-name="Default_20_Paragraph_20_Font"><text:span text:style-name="T5">Toolbars</text:span></text:span><text:span text:style-name="Default_20_Paragraph_20_Font"><text:span text:style-name="T4">, and then select </text:span></text:span><text:span text:style-name="Default_20_Paragraph_20_Font"><text:span text:style-name="T5">Styles</text:span></text:span><text:span text:style-name="Default_20_Paragraph_20_Font"><text:span text:style-name="T4"> and it should appear. You can close this at any time and then reopen it when needed.</text:span></text:span></text:p>
        </text:list-item>
        <text:list-item>
          <text:p text:style-name="P28">Click in the sentence or paragraph and then go to the Word Style menu on the toolbar and select the relevant Word Style. <text:s/>This will apply the Word Style to the entire text (sentence or paragraph). Do this for all sections of the manuscript.</text:p>
        </text:list-item>
      </text:list>
      <text:list xml:id="list110310064217783" text:style-name="WWNum1">
        <text:list-item>
          <text:p text:style-name="P30"><text:span text:style-name="Default_20_Paragraph_20_Font"><text:span text:style-name="T4">To insert graphics within the text or as a figure, chart, scheme, or table, create a new line and insert the graphic where desired. If your graphic is not visible, ensure that the Word Style is “Normal” with an automatic height adjustment. If the size of the artwork needs to be adjusted, re-size the artwork in your graphics program and re-paste the artwork into the template (maximum width for single-column artwork, 3.3 in. (8.5 cm); maximum width for double-column artwork, 7 in. (17.8 cm)). </text:span></text:span><text:span text:style-name="Default_20_Paragraph_20_Font"><text:span text:style-name="T5">NOTE</text:span></text:span><text:span text:style-name="Default_20_Paragraph_20_Font"><text:span text:style-name="T4">: If you are submitting a Table of Contents graphic, please insert the graphic at the end of the file.</text:span></text:span></text:p>
        </text:list-item>
        <text:list-item>
          <text:p text:style-name="P27">Ensure that page numbers are present on all pages before submitting your manuscript.</text:p>
        </text:list-item>
        <text:list-item>
          <text:p text:style-name="P27">Delete these instructions and any sections that are not needed.</text:p>
        </text:list-item>
        <text:list-item>
          <text:p text:style-name="P30"><text:span text:style-name="Default_20_Paragraph_20_Font"><text:span text:style-name="T4">Save the file with the graphics in place: select </text:span></text:span><text:span text:style-name="Default_20_Paragraph_20_Font"><text:span text:style-name="T5">Save As</text:span></text:span><text:span text:style-name="Default_20_Paragraph_20_Font"><text:span text:style-name="T4"> (</text:span></text:span><text:span text:style-name="Default_20_Paragraph_20_Font"><text:span text:style-name="T5">File</text:span></text:span><text:span text:style-name="Default_20_Paragraph_20_Font"><text:span text:style-name="T4"> menu) and save it as a document file (not a .dot template file).</text:span></text:span></text:p>
        </text:list-item>
        <text:list-item>
          <text:p text:style-name="P27">Proof the manuscript to ensure that all parts of the manuscript are present and clearly legible.</text:p>
        </text:list-item>
      </text:list>
      <text:p text:style-name="BA_5f_Title"><text:soft-page-break/></text:p>
      <text:p text:style-name="P6">The Bacterial Metabolome and Metalome <text:span text:style-name="Default_20_Paragraph_20_Font"><text:span text:style-name="T1">Weakens</text:span></text:span> Global RNA S<text:span text:style-name="Default_20_Paragraph_20_Font"><text:span text:style-name="T1">econdary Structure Stability and Protects RNA from Degredation</text:span></text:span></text:p>
      <text:p text:style-name="BB_5f_Author_5f_Name">Jacob P. Sieg<text:span text:style-name="Default_20_Paragraph_20_Font"><text:span text:style-name="T6">1,2</text:span></text:span>, Philip C. Bevilacqua<text:span text:style-name="Default_20_Paragraph_20_Font"><text:span text:style-name="T6">1,2,3</text:span></text:span>*</text:p>
      <text:p text:style-name="BC_5f_Author_5f_Address"><text:span text:style-name="Default_20_Paragraph_20_Font"><text:span text:style-name="T9">1</text:span></text:span>Department of Chemistry, Pennsylvania State University, University Park, PA 16868</text:p>
      <text:p text:style-name="BC_5f_Author_5f_Address"><text:span text:style-name="Default_20_Paragraph_20_Font"><text:span text:style-name="T9">2</text:span></text:span>Center for RNA Molecular Biology, Pennsylvania State University, University Park, PA, 16868</text:p>
      <text:p text:style-name="BC_5f_Author_5f_Address"><text:span text:style-name="Default_20_Paragraph_20_Font"><text:span text:style-name="T9">3</text:span></text:span>Department of Biochemistry and Molecular Biology, Pennsylvania State University, University Park,</text:p>
      <text:p text:style-name="BI_5f_Email_5f_Address">PA, 16802</text:p>
      <text:p text:style-name="AI_5f_Received_5f_Date">*Corresponding author. E-mail: <text:a xlink:type="simple" xlink:href="mailto:pcb5@psu.edu" office:target-frame-name="_top" xlink:show="replace" text:style-name="Internet_20_link" text:visited-style-name="Visited_20_Internet_20_Link">pcb5@psu.edu</text:a>. Phone: (814)863-3812</text:p>
      <text:p text:style-name="BC_5f_Author_5f_Address"/>
      <text:p text:style-name="BC_5f_Author_5f_Address">KEYWORDS</text:p>
      <text:p text:style-name="BC_5f_Author_5f_Address">Magnesium ion, Chelated magnesium, RNA folding, secondary structure, metabolites</text:p>
      <text:p text:style-name="AI_5f_Received_5f_Date"/>
      <text:p text:style-name="BC_5f_Author_5f_Address">ORCID</text:p>
      <text:p text:style-name="BI_5f_Email_5f_Address">Ryota Yamagami: 0000-0002-06947-1906</text:p>
      <text:p text:style-name="AI_5f_Received_5f_Date">Jacob P. Sieg: 0000-0001-5414-1667</text:p>
      <text:p text:style-name="AI_5f_Received_5f_Date">Philip C. Bevilacqua: 0000-0001-8074-3434</text:p>
      <text:p text:style-name="Style_20_BI_5f_Email_5f_Address_20__2b__20_9.5_20_pt"><text:s/></text:p>
      <text:section text:style-name="Sect1" text:name="Sect1">
        <text:p text:style-name="BD_5f_Abstract"><text:span text:style-name="BD_5f_Abstract_5f_Title_20_Char">ABSTRACT:</text:span> <text:span text:style-name="Default_20_Paragraph_20_Font"><text:span text:style-name="T1">Herein, we examine the complicated network of interactions among RNA, the metabolome, and the metalome in </text:span></text:span><text:span text:style-name="Default_20_Paragraph_20_Font"><text:span text:style-name="T2">E. coli</text:span></text:span><text:span text:style-name="Default_20_Paragraph_20_Font"><text:span text:style-name="T1">. First, we examine the effects of temperature on the binding affinity of the top 14 </text:span></text:span><text:span text:style-name="Default_20_Paragraph_20_Font"><text:span text:style-name="T2">E. coli </text:span></text:span><text:span text:style-name="Default_20_Paragraph_20_Font"><text:span text:style-name="T1">metabolites, comprising 80% of the total metabolome, at physiological pH and monovalent ion concentrations using ITC and HQS fluorescence titrations. Then, we use this information to inform creation of artificial cytoplasms that mimic </text:span></text:span><text:span text:style-name="Default_20_Paragraph_20_Font"><text:span text:style-name="T2">in vivo </text:span></text:span><text:span text:style-name="Default_20_Paragraph_20_Font"><text:span text:style-name="T1">E. coli conditions. We then examine the effects of the</text:span></text:span><text:span text:style-name="Default_20_Paragraph_20_Font"><text:span text:style-name="T2"> </text:span></text:span><text:span text:style-name="Default_20_Paragraph_20_Font"><text:span text:style-name="T1">these</text:span></text:span><text:span text:style-name="Default_20_Paragraph_20_Font"><text:span text:style-name="T2"> in vivo-like </text:span></text:span><text:span text:style-name="Default_20_Paragraph_20_Font"><text:span text:style-name="T1">conditions on RNA thermodynamic stability and RNA chemical stability. We find that these </text:span></text:span><text:span text:style-name="Default_20_Paragraph_20_Font"><text:span text:style-name="T2">in vivo-like </text:span></text:span><text:span text:style-name="Default_20_Paragraph_20_Font"><text:span text:style-name="T1">conditions lead to opposing effects, wherein thermodynamic stability is weakened but chemical stability is strengthened.</text:span></text:span></text:p>
      </text:section>
      <text:section text:style-name="Sect2" text:name="Sect2">
        <text:p text:style-name="P15"/>
        <text:p text:style-name="P7"><text:span text:style-name="Default_20_Paragraph_20_Font"><text:span text:style-name="T1">Summary of progress on </text:span></text:span><text:span text:style-name="Default_20_Paragraph_20_Font"><text:span text:style-name="T2">in vivo-</text:span></text:span><text:span text:style-name="Default_20_Paragraph_20_Font"><text:span text:style-name="T1">like conditions. Studies that consider cellular components one at a time. Studies that consider cellular components together in artificial cytoplasm. In contrast, we take a bottom up, “aufbau”, approach that builds up complexity, in artificial cytoplasms. This aufbau approach allows us to understand the effects of most of the metabolite and metal ions species that compose the network of interactions that RNA experiences in </text:span></text:span><text:span text:style-name="Default_20_Paragraph_20_Font"><text:span text:style-name="T2">E. coli </text:span></text:span><text:span text:style-name="Default_20_Paragraph_20_Font"><text:span text:style-name="T1">cells.</text:span></text:span></text:p>
        <text:p text:style-name="VA_5f_Figure_5f_Caption"><text:span text:style-name="Default_20_Paragraph_20_Font"><text:span text:style-name="T1">First, we considered metabolites. </text:span></text:span><text:span text:style-name="Default_20_Paragraph_20_Font"><text:span text:style-name="T2">E. coli </text:span></text:span><text:span text:style-name="Default_20_Paragraph_20_Font"><text:span text:style-name="T1">cells contain <text:s/>hundreds of metabolites for a total metabolite concentration of about 243 mM, too many metabolites to test systematically . However, 15 abundant metabolites comprise 80% (194 mM) of total metabolites, and 15 metabolites is an experimentally manageable number (Figure 1A).</text:span></text:span></text:p>
        <text:p text:style-name="Standard"><text:span text:style-name="Default_20_Paragraph_20_Font"><text:span text:style-name="T11">Next, we considered the metalome. As a negatively charged polymer, RNA folding and function is highly dependent on positively charged metal ion concentrations, especially divalent magnesium ions (Mg</text:span></text:span><text:span text:style-name="Default_20_Paragraph_20_Font"><text:span text:style-name="T7">2+</text:span></text:span><text:span text:style-name="Default_20_Paragraph_20_Font"><text:span text:style-name="T11">), as thousands of studies show. </text:span></text:span><text:span text:style-name="Default_20_Paragraph_20_Font"><text:span text:style-name="T12">E. coli </text:span></text:span><text:span text:style-name="Default_20_Paragraph_20_Font"><text:span text:style-name="T11">cells contain about 240 mM monvalent sodium (Na</text:span></text:span><text:span text:style-name="Default_20_Paragraph_20_Font"><text:span text:style-name="T7">+</text:span></text:span><text:span text:style-name="Default_20_Paragraph_20_Font"><text:span text:style-name="T11">), 140 mM divalent potassium (K</text:span></text:span><text:span text:style-name="Default_20_Paragraph_20_Font"><text:span text:style-name="T7">+</text:span></text:span><text:span text:style-name="Default_20_Paragraph_20_Font"><text:span text:style-name="T11">), and 54 mM Mg</text:span></text:span><text:span text:style-name="Default_20_Paragraph_20_Font"><text:span text:style-name="T7">2+</text:span></text:span><text:span text:style-name="Default_20_Paragraph_20_Font"><text:span text:style-name="T11">. Most Mg</text:span></text:span><text:span text:style-name="Default_20_Paragraph_20_Font"><text:span text:style-name="T7">2+</text:span></text:span><text:span text:style-name="Default_20_Paragraph_20_Font"><text:span text:style-name="T11"> in the cell is chelated, were Mg</text:span></text:span><text:span text:style-name="Default_20_Paragraph_20_Font"><text:span text:style-name="T7">2+ </text:span></text:span><text:span text:style-name="Default_20_Paragraph_20_Font"><text:span text:style-name="T11">is</text:span></text:span><text:span text:style-name="Default_20_Paragraph_20_Font"><text:span text:style-name="T7"> </text:span></text:span><text:span text:style-name="Default_20_Paragraph_20_Font"><text:span text:style-name="T11">coordinated with only an estimated 0.5 to 3.0 fully hydrated, so called “free”, Mg</text:span></text:span><text:span text:style-name="Default_20_Paragraph_20_Font"><text:span text:style-name="T7">2+</text:span></text:span><text:span text:style-name="Default_20_Paragraph_20_Font"><text:span text:style-name="T11"> in </text:span></text:span><text:span text:style-name="Default_20_Paragraph_20_Font"><text:span text:style-name="T12">E. coli</text:span></text:span><text:span text:style-name="Default_20_Paragraph_20_Font"><text:span text:style-name="T11">.</text:span></text:span></text:p>
        <text:p text:style-name="Standard"><text:span text:style-name="Default_20_Paragraph_20_Font"><text:span text:style-name="T11">Lasly, we considered how metabolites effect the speciation of free and chelated Mg</text:span></text:span><text:span text:style-name="Default_20_Paragraph_20_Font"><text:span text:style-name="T7">2+</text:span></text:span><text:span text:style-name="Default_20_Paragraph_20_Font"><text:span text:style-name="T11">.</text:span></text:span><text:span text:style-name="Default_20_Paragraph_20_Font"><text:span text:style-name="T7"> </text:span></text:span><text:span text:style-name="Default_20_Paragraph_20_Font"><text:span text:style-name="T11">All 15 of the most abundant metabolites have functional groups, carboxylates and phosphates, that drive chelating interactions with divalent Mg</text:span></text:span><text:span text:style-name="Default_20_Paragraph_20_Font"><text:span text:style-name="T7">2+</text:span></text:span><text:span text:style-name="Default_20_Paragraph_20_Font"><text:span text:style-name="T11"> ions (Table 1), and we have previously estimated that</text:span></text:span><text:span text:style-name="Default_20_Paragraph_20_Font"><text:span text:style-name="T12"> </text:span></text:span><text:span text:style-name="Default_20_Paragraph_20_Font"><text:span text:style-name="T11">the metabolite pool in </text:span></text:span><text:span text:style-name="Default_20_Paragraph_20_Font"><text:span text:style-name="T12">E. coli </text:span></text:span><text:span text:style-name="Default_20_Paragraph_20_Font"><text:span text:style-name="T11">has potential to chelate 51 mM Mg</text:span></text:span><text:span text:style-name="Default_20_Paragraph_20_Font"><text:span text:style-name="T7">2+</text:span></text:span><text:span text:style-name="Default_20_Paragraph_20_Font"><text:span text:style-name="T11">, assuming 2 mM free Mg</text:span></text:span><text:span text:style-name="Default_20_Paragraph_20_Font"><text:span text:style-name="T7">2+</text:span></text:span><text:span text:style-name="Default_20_Paragraph_20_Font"><text:span text:style-name="T11">, an ionic strength of 0.15 M and a pH</text:span></text:span><text:span text:style-name="Default_20_Paragraph_20_Font"><text:span text:style-name="T7"> </text:span></text:span><text:span text:style-name="Default_20_Paragraph_20_Font"><text:span text:style-name="T11">of 7.5.</text:span></text:span></text:p>
        <text:p text:style-name="P17">Table 1. The top 14 most abundant metabolites that comprise 80% of the E. coli metabolome.</text:p>
        <table:table table:name="Table1" table:style-name="Table1">
          <table:table-column table:style-name="Table1.A"/>
          <table:table-column table:style-name="Table1.B"/>
          <table:table-column table:style-name="Table1.C"/>
          <table:table-column table:style-name="Table1.D"/>
          <table:table-row table:style-name="TableLine94572706864464">
            <table:table-cell table:style-name="Table1.A1" office:value-type="string">
              <text:p text:style-name="P19">Metabolite</text:p>
            </table:table-cell>
            <table:table-cell table:style-name="Table1.B1" office:value-type="string">
              <text:p text:style-name="P19">Conc.<text:line-break/>(mM)</text:p>
            </table:table-cell>
            <table:table-cell table:style-name="Table1.B1" office:value-type="string">
              <text:p text:style-name="P20"><text:span text:style-name="Default_20_Paragraph_20_Font"><text:span text:style-name="T19">K’</text:span></text:span><text:span text:style-name="Default_20_Paragraph_20_Font"><text:span text:style-name="T21">D<text:line-break/></text:span></text:span><text:span text:style-name="Default_20_Paragraph_20_Font"><text:span text:style-name="T19">(mM)</text:span></text:span></text:p>
            </table:table-cell>
            <table:table-cell table:style-name="Table1.D1" office:value-type="string">
              <text:p text:style-name="P19">Chelation<text:line-break/>stength</text:p>
            </table:table-cell>
          </table:table-row>
          <table:table-row table:style-name="Table1.2">
            <table:table-cell table:style-name="Table1.A2" office:value-type="string">
              <text:p text:style-name="P19">ATP</text:p>
            </table:table-cell>
            <table:table-cell table:style-name="Table1.B2" office:value-type="string">
              <text:p text:style-name="P19">9.63</text:p>
            </table:table-cell>
            <table:table-cell table:style-name="Table1.B2" office:value-type="string">
              <text:p text:style-name="P20"><text:span text:style-name="Default_20_Paragraph_20_Font"><text:span text:style-name="T19">0.28 (</text:span></text:span><text:span text:style-name="Default_20_Paragraph_20_Font"><text:span text:style-name="T24">±</text:span></text:span><text:span text:style-name="Default_20_Paragraph_20_Font"><text:span text:style-name="T19">0.01)</text:span></text:span></text:p>
            </table:table-cell>
            <table:table-cell table:style-name="Table1.D2" office:value-type="string">
              <text:p text:style-name="P19">Strong</text:p>
            </table:table-cell>
          </table:table-row>
          <table:table-row table:style-name="Table1.2">
            <table:table-cell table:style-name="Table1.A3" office:value-type="string">
              <text:p text:style-name="P19">UTP</text:p>
            </table:table-cell>
            <table:table-cell table:style-name="Table1.B3" office:value-type="string">
              <text:p text:style-name="P19">8.29</text:p>
            </table:table-cell>
            <table:table-cell table:style-name="Table1.C3" office:value-type="string">
              <text:p text:style-name="P20"><text:span text:style-name="Default_20_Paragraph_20_Font"><text:span text:style-name="T19">0.238 (</text:span></text:span><text:span text:style-name="Default_20_Paragraph_20_Font"><text:span text:style-name="T24">±</text:span></text:span><text:span text:style-name="Default_20_Paragraph_20_Font"><text:span text:style-name="T19">0.004)</text:span></text:span></text:p>
            </table:table-cell>
            <table:table-cell table:style-name="Table1.D3" office:value-type="string">
              <text:p text:style-name="P19">Strong</text:p>
            </table:table-cell>
          </table:table-row>
          <table:table-row table:style-name="Table1.2">
            <table:table-cell table:style-name="Table1.A4" office:value-type="string">
              <text:p text:style-name="P19">GTP</text:p>
            </table:table-cell>
            <table:table-cell table:style-name="Table1.B4" office:value-type="string">
              <text:p text:style-name="P19">4.87</text:p>
            </table:table-cell>
            <table:table-cell table:style-name="Table1.B4" office:value-type="string">
              <text:p text:style-name="P20"><text:span text:style-name="Default_20_Paragraph_20_Font"><text:span text:style-name="T19">0.200 (</text:span></text:span><text:span text:style-name="Default_20_Paragraph_20_Font"><text:span text:style-name="T24">±</text:span></text:span><text:span text:style-name="Default_20_Paragraph_20_Font"><text:span text:style-name="T19">0.00</text:span></text:span><text:span text:style-name="Default_20_Paragraph_20_Font"><text:span text:style-name="T20">8</text:span></text:span><text:span text:style-name="Default_20_Paragraph_20_Font"><text:span text:style-name="T19">)</text:span></text:span></text:p>
            </table:table-cell>
            <table:table-cell table:style-name="Table1.D4" office:value-type="string">
              <text:p text:style-name="P19">Strong</text:p>
            </table:table-cell>
          </table:table-row>
          <table:table-row table:style-name="Table1.5">
            <table:table-cell table:style-name="Table1.A5" office:value-type="string">
              <text:p text:style-name="P19">dTTP</text:p>
            </table:table-cell>
            <table:table-cell table:style-name="Table1.B5" office:value-type="string">
              <text:p text:style-name="P19">4.62</text:p>
            </table:table-cell>
            <table:table-cell table:style-name="Table1.C5" office:value-type="string">
              <text:p text:style-name="P20"><text:span text:style-name="Default_20_Paragraph_20_Font"><text:span text:style-name="T19">0.163 (</text:span></text:span><text:span text:style-name="Default_20_Paragraph_20_Font"><text:span text:style-name="T24">±</text:span></text:span><text:span text:style-name="Default_20_Paragraph_20_Font"><text:span text:style-name="T19">0.003)</text:span></text:span></text:p>
            </table:table-cell>
            <table:table-cell table:style-name="Table1.D5" office:value-type="string">
              <text:p text:style-name="P19">Strong</text:p>
            </table:table-cell>
          </table:table-row>
          <table:table-row table:style-name="Table1.2">
            <table:table-cell table:style-name="Table1.A4" office:value-type="string">
              <text:p text:style-name="P19">L-Glutamic acid</text:p>
            </table:table-cell>
            <table:table-cell table:style-name="Table1.B4" office:value-type="string">
              <text:p text:style-name="P19">96</text:p>
            </table:table-cell>
            <table:table-cell table:style-name="Table1.B4" office:value-type="string">
              <text:p text:style-name="P19"/>
            </table:table-cell>
            <table:table-cell table:style-name="Table1.D4" office:value-type="string">
              <text:p text:style-name="P19">Weak</text:p>
            </table:table-cell>
          </table:table-row>
          <table:table-row table:style-name="Table1.2">
            <table:table-cell table:style-name="Table1.A7" office:value-type="string">
              <text:p text:style-name="P19">Glutathione</text:p>
            </table:table-cell>
            <table:table-cell table:style-name="Table1.B7" office:value-type="string">
              <text:p text:style-name="P19">16.6</text:p>
            </table:table-cell>
            <table:table-cell table:style-name="Table1.C7" office:value-type="string">
              <text:p text:style-name="P19"/>
            </table:table-cell>
            <table:table-cell table:style-name="Table1.D7" office:value-type="string">
              <text:p text:style-name="P19">Weak</text:p>
            </table:table-cell>
          </table:table-row>
          <table:table-row table:style-name="Table1.2">
            <table:table-cell table:style-name="Table1.A4" office:value-type="string">
              <text:p text:style-name="P19">Fructose 1,6-BP</text:p>
            </table:table-cell>
            <table:table-cell table:style-name="Table1.B4" office:value-type="string">
              <text:p text:style-name="P19">15.2</text:p>
            </table:table-cell>
            <table:table-cell table:style-name="Table1.B4" office:value-type="string">
              <text:p text:style-name="P33">5.8 <text:span text:style-name="Default_20_Paragraph_20_Font">(</text:span><text:span text:style-name="Default_20_Paragraph_20_Font"><text:span text:style-name="T23">±</text:span></text:span><text:span text:style-name="Default_20_Paragraph_20_Font">0.1)</text:span></text:p>
            </table:table-cell>
            <table:table-cell table:style-name="Table1.D4" office:value-type="string">
              <text:p text:style-name="P19">Weak</text:p>
            </table:table-cell>
          </table:table-row>
          <table:table-row table:style-name="Table1.2">
            <table:table-cell table:style-name="Table1.A9" office:value-type="string">
              <text:p text:style-name="P19">UDP-GlcNAC</text:p>
            </table:table-cell>
            <table:table-cell table:style-name="Table1.B9" office:value-type="string">
              <text:p text:style-name="P19">9.24</text:p>
            </table:table-cell>
            <table:table-cell table:style-name="Table1.C9" office:value-type="string">
              <text:p text:style-name="P19"/>
            </table:table-cell>
            <table:table-cell table:style-name="Table1.D9" office:value-type="string">
              <text:p text:style-name="P19">Weak</text:p>
            </table:table-cell>
          </table:table-row>
          <table:table-row table:style-name="Table1.2">
            <table:table-cell table:style-name="Table1.A4" office:value-type="string">
              <text:p text:style-name="P19">Glucose 6-P</text:p>
            </table:table-cell>
            <table:table-cell table:style-name="Table1.B4" office:value-type="string">
              <text:p text:style-name="P19">7.88</text:p>
            </table:table-cell>
            <table:table-cell table:style-name="Table1.B4" office:value-type="string">
              <text:p text:style-name="P34"><text:span text:style-name="T20">17.0 </text:span><text:span text:style-name="Default_20_Paragraph_20_Font"><text:span text:style-name="T20">(</text:span></text:span><text:span text:style-name="Default_20_Paragraph_20_Font"><text:span text:style-name="T25">±</text:span></text:span><text:span text:style-name="Default_20_Paragraph_20_Font"><text:span text:style-name="T20">0.2)</text:span></text:span></text:p>
            </table:table-cell>
            <table:table-cell table:style-name="Table1.D4" office:value-type="string">
              <text:p text:style-name="P19">Weak</text:p>
            </table:table-cell>
          </table:table-row>
          <table:table-row table:style-name="Table1.2">
            <table:table-cell table:style-name="Table1.A11" office:value-type="string">
              <text:p text:style-name="P19">L-Aspartic acid</text:p>
            </table:table-cell>
            <table:table-cell table:style-name="Table1.B11" office:value-type="string">
              <text:p text:style-name="P19">4.23</text:p>
            </table:table-cell>
            <table:table-cell table:style-name="Table1.C11" office:value-type="string">
              <text:p text:style-name="P19"/>
            </table:table-cell>
            <table:table-cell table:style-name="Table1.D11" office:value-type="string">
              <text:p text:style-name="P19">Weak</text:p>
            </table:table-cell>
          </table:table-row>
          <table:table-row table:style-name="Table1.2">
            <table:table-cell table:style-name="Table1.A4" office:value-type="string">
              <text:p text:style-name="P19">L-Valine</text:p>
            </table:table-cell>
            <table:table-cell table:style-name="Table1.B4" office:value-type="string">
              <text:p text:style-name="P19">4.02</text:p>
            </table:table-cell>
            <table:table-cell table:style-name="Table1.B4" office:value-type="string">
              <text:p text:style-name="P19"/>
            </table:table-cell>
            <table:table-cell table:style-name="Table1.D4" office:value-type="string">
              <text:p text:style-name="P19">Weak</text:p>
            </table:table-cell>
          </table:table-row>
          <table:table-row table:style-name="Table1.2">
            <table:table-cell table:style-name="Table1.A13" office:value-type="string">
              <text:p text:style-name="P19">L-Glutamine</text:p>
            </table:table-cell>
            <table:table-cell table:style-name="Table1.B13" office:value-type="string">
              <text:p text:style-name="P19">3.81</text:p>
            </table:table-cell>
            <table:table-cell table:style-name="Table1.C13" office:value-type="string">
              <text:p text:style-name="P19"/>
            </table:table-cell>
            <table:table-cell table:style-name="Table1.D13" office:value-type="string">
              <text:p text:style-name="P19">Weak</text:p>
            </table:table-cell>
          </table:table-row>
          <table:table-row table:style-name="Table1.2">
            <table:table-cell table:style-name="Table1.A4" office:value-type="string">
              <text:p text:style-name="P19">6-P-gluconic acid</text:p>
            </table:table-cell>
            <table:table-cell table:style-name="Table1.B4" office:value-type="string">
              <text:p text:style-name="P19">3.77</text:p>
            </table:table-cell>
            <table:table-cell table:style-name="Table1.B4" office:value-type="string">
              <text:p text:style-name="P33">14.3 <text:s/><text:span text:style-name="Default_20_Paragraph_20_Font">(</text:span><text:span text:style-name="Default_20_Paragraph_20_Font"><text:span text:style-name="T23">±</text:span></text:span><text:span text:style-name="Default_20_Paragraph_20_Font">0.2)</text:span></text:p>
            </table:table-cell>
            <table:table-cell table:style-name="Table1.D4" office:value-type="string">
              <text:p text:style-name="P19">Weak</text:p>
            </table:table-cell>
          </table:table-row>
          <table:table-row table:style-name="Table1.2">
            <table:table-cell table:style-name="Table1.A16" office:value-type="string">
              <text:p text:style-name="P19">Pyruvic acid</text:p>
            </table:table-cell>
            <table:table-cell table:style-name="Table1.B16" office:value-type="string">
              <text:p text:style-name="P19">3.66</text:p>
            </table:table-cell>
            <table:table-cell table:style-name="Table1.C16" office:value-type="string">
              <text:p text:style-name="P19"/>
            </table:table-cell>
            <table:table-cell table:style-name="Table1.D16" office:value-type="string">
              <text:p text:style-name="P19">Weak</text:p>
            </table:table-cell>
          </table:table-row>
          <table:table-row table:style-name="Table1.16">
            <table:table-cell table:style-name="Table1.A16" office:value-type="string">
              <text:p text:style-name="P32">Dihydroxyacetone phosphate</text:p>
            </table:table-cell>
            <table:table-cell table:style-name="Table1.B16" office:value-type="string">
              <text:p text:style-name="P19"/>
            </table:table-cell>
            <table:table-cell table:style-name="Table1.C16" office:value-type="string">
              <text:p text:style-name="P19"/>
            </table:table-cell>
            <table:table-cell table:style-name="Table1.D16" office:value-type="string">
              <text:p text:style-name="P19"/>
            </table:table-cell>
          </table:table-row>
        </table:table>
        <text:p text:style-name="VD_5f_Table_5f_Title"><text:span text:style-name="Default_20_Paragraph_20_Font"><text:span text:style-name="T26">a</text:span></text:span><text:span text:style-name="Default_20_Paragraph_20_Font"><text:span text:style-name="T28">Determined at 37 </text:span></text:span><text:span text:style-name="Default_20_Paragraph_20_Font"><text:span text:style-name="T29">°</text:span></text:span><text:span text:style-name="Default_20_Paragraph_20_Font"><text:span text:style-name="T28">C with Isothermal titration calorimetry. Error is the propagated standard error in the fit parameter.</text:span></text:span></text:p>
        <text:p text:style-name="P18"><text:span text:style-name="Default_20_Paragraph_20_Font"><text:span text:style-name="T27">b</text:span></text:span><text:span text:style-name="Default_20_Paragraph_20_Font"><text:span text:style-name="T13">Determined by correcting absolute binding constants from the liturature for pH and ionic strength.</text:span></text:span></text:p>
        <text:p text:style-name="P22"><text:span text:style-name="Default_20_Paragraph_20_Font"><text:span text:style-name="T27">c</text:span></text:span><text:span text:style-name="Default_20_Paragraph_20_Font"><text:span text:style-name="T13">metabolites with K</text:span></text:span><text:span text:style-name="Default_20_Paragraph_20_Font"><text:span text:style-name="T22">D</text:span></text:span><text:span text:style-name="Default_20_Paragraph_20_Font"><text:span text:style-name="T13">s for Mg</text:span></text:span><text:span text:style-name="Default_20_Paragraph_20_Font"><text:span text:style-name="T27">2+</text:span></text:span><text:span text:style-name="Default_20_Paragraph_20_Font"><text:span text:style-name="T13"> less than 2 mM are considered strong Mg</text:span></text:span><text:span text:style-name="Default_20_Paragraph_20_Font"><text:span text:style-name="T27">2+</text:span></text:span><text:span text:style-name="Default_20_Paragraph_20_Font"><text:span text:style-name="T13"> chelators.</text:span></text:span></text:p>
        <text:p text:style-name="P18"><text:span text:style-name="Default_20_Paragraph_20_Font"><text:span text:style-name="T11">While extensive liturature exists on chelating <text:s/>interactions between Mg</text:span></text:span><text:span text:style-name="Default_20_Paragraph_20_Font"><text:span text:style-name="T7">2+</text:span></text:span><text:span text:style-name="Default_20_Paragraph_20_Font"><text:span text:style-name="T11"> and small molecules, our <text:line-break/>previous estimates are putative at best because Mg</text:span></text:span><text:span text:style-name="Default_20_Paragraph_20_Font"><text:span text:style-name="T7">2+</text:span></text:span><text:span text:style-name="Default_20_Paragraph_20_Font"><text:span text:style-name="T11"> chelation strength is highly dependent on enviromental factors such as pH, ionic strength, composition of background ions, and temperature. Thus, we sought to better characterize the Mg</text:span></text:span><text:span text:style-name="Default_20_Paragraph_20_Font"><text:span text:style-name="T7">2+ </text:span></text:span><text:span text:style-name="Default_20_Paragraph_20_Font"><text:span text:style-name="T11">chelation strength of the top 15 most abundant </text:span></text:span><text:span text:style-name="Default_20_Paragraph_20_Font"><text:span text:style-name="T12">E. coli</text:span></text:span><text:span text:style-name="Default_20_Paragraph_20_Font"><text:span text:style-name="T11"> metabolites at the physiological ionic strength of 390 mM, physiological pH of 7.0, and physiological temperature range of 25</text:span></text:span><text:span text:style-name="Default_20_Paragraph_20_Font"><text:span text:style-name="T30">°</text:span></text:span><text:span text:style-name="Default_20_Paragraph_20_Font"><text:span text:style-name="T11">C to 50 </text:span></text:span><text:span text:style-name="Default_20_Paragraph_20_Font"><text:span text:style-name="T30">°</text:span></text:span><text:span text:style-name="Default_20_Paragraph_20_Font"><text:span text:style-name="T11">C.</text:span></text:span></text:p>
        <text:p text:style-name="VA_5f_Figure_5f_Caption"><text:span text:style-name="Default_20_Paragraph_20_Font"><text:span text:style-name="T32">F</text:span></text:span><text:span text:style-name="Default_20_Paragraph_20_Font"><text:span text:style-name="T33">F</text:span></text:span><text:span text:style-name="Default_20_Paragraph_20_Font"><text:span text:style-name="T32">igure 1</text:span></text:span><text:span text:style-name="Default_20_Paragraph_20_Font"><text:span text:style-name="T31">. </text:span></text:span><text:span text:style-name="Default_20_Paragraph_20_Font"><text:span text:style-name="T1">The top 15 metabolites in </text:span></text:span><text:span text:style-name="Default_20_Paragraph_20_Font"><text:span text:style-name="T2">E. coli</text:span></text:span><text:span text:style-name="Default_20_Paragraph_20_Font"><text:span text:style-name="T1"> bind to Mg</text:span></text:span><text:span text:style-name="Default_20_Paragraph_20_Font"><text:span text:style-name="T8">2+</text:span></text:span><text:span text:style-name="Default_20_Paragraph_20_Font"><text:span text:style-name="T1">. </text:span></text:span><text:span text:style-name="Default_20_Paragraph_20_Font"><text:span text:style-name="T35">(A)</text:span></text:span></text:p>
        <text:p text:style-name="Standard"><text:span text:style-name="Default_20_Paragraph_20_Font"><text:span text:style-name="T11">Isothermal titration calorimetry (ITC) was used to determine inverse molar association constants for 9 of the 15 most abundant </text:span></text:span><text:span text:style-name="Default_20_Paragraph_20_Font"><text:span text:style-name="T12">E. coli </text:span></text:span><text:span text:style-name="Default_20_Paragraph_20_Font"><text:span text:style-name="T11">metabolites (Figure 1B &amp; C).</text:span></text:span></text:p>
        <text:p text:style-name="Standard"><text:span text:style-name="Default_20_Paragraph_20_Font"><text:span text:style-name="T11">The 6 remaining metabolites were not amenable to isothermal titration calorimetry because their interactions with Mg</text:span></text:span><text:span text:style-name="Default_20_Paragraph_20_Font"><text:span text:style-name="T7">2+</text:span></text:span><text:span text:style-name="Default_20_Paragraph_20_Font"><text:span text:style-name="T11"> are very weak and require high, molar, concentrations of reagents making heat of dilution a large portion of the ITC signal.</text:span></text:span></text:p>
        <text:p text:style-name="VD_5f_Table_5f_Title"><text:span text:style-name="Default_20_Paragraph_20_Font"><text:span text:style-name="T38"/></text:span></text:p>
        <text:p text:style-name="VA_5f_Figure_5f_Caption"><text:span text:style-name="Default_20_Paragraph_20_Font"><text:span text:style-name="T32">Figure 2</text:span></text:span><text:span text:style-name="Default_20_Paragraph_20_Font"><text:span text:style-name="T31">. </text:span></text:span><text:span text:style-name="Default_20_Paragraph_20_Font"><text:span text:style-name="T1">Mg</text:span></text:span><text:span text:style-name="Default_20_Paragraph_20_Font"><text:span text:style-name="T8">2+</text:span></text:span><text:span text:style-name="Default_20_Paragraph_20_Font"><text:span text:style-name="T1"> speciation at cellular pH and ionic strength.</text:span></text:span></text:p>
        <text:p text:style-name="VD_5f_Table_5f_Title"><text:span text:style-name="Default_20_Paragraph_20_Font"><text:span text:style-name="T34">Table 2. RNA helices tested in this study.</text:span></text:span></text:p>
        <table:table table:name="Table2" table:style-name="Table2">
          <table:table-column table:style-name="Table2.A"/>
          <table:table-column table:style-name="Table2.B"/>
          <table:table-column table:style-name="Table2.C"/>
          <table:table-column table:style-name="Table2.D"/>
          <table:table-row table:style-name="TableLine94572707449952">
            <table:table-cell table:style-name="Table2.A1" office:value-type="string">
              <text:p text:style-name="P19">Helix</text:p>
            </table:table-cell>
            <table:table-cell table:style-name="Table2.B1" office:value-type="string">
              <text:p text:style-name="P19">Sequence (5'-FAM/BHQ1-3')</text:p>
            </table:table-cell>
            <table:table-cell table:style-name="Table2.B1" office:value-type="string">
              <text:p text:style-name="P19">Length</text:p>
            </table:table-cell>
            <table:table-cell table:style-name="Table2.D1" office:value-type="string">
              <text:p text:style-name="P19">AU</text:p>
              <text:p text:style-name="P19">content</text:p>
            </table:table-cell>
          </table:table-row>
          <table:table-row table:style-name="TableLine94572707547664">
            <table:table-cell table:style-name="Table2.A2" office:value-type="string">
              <text:p text:style-name="P19">A</text:p>
            </table:table-cell>
            <table:table-cell table:style-name="Table2.B2" office:value-type="string">
              <text:p text:style-name="P19">CGAAAGGU/ACCUUUCG</text:p>
            </table:table-cell>
            <table:table-cell table:style-name="Table2.B2" office:value-type="string">
              <text:p text:style-name="P19">8</text:p>
            </table:table-cell>
            <table:table-cell table:style-name="Table2.D2" office:value-type="string">
              <text:p text:style-name="P19">0.5</text:p>
            </table:table-cell>
          </table:table-row>
          <table:table-row table:style-name="TableLine94572707834272">
            <table:table-cell table:style-name="Table2.A3" office:value-type="string">
              <text:p text:style-name="P19">B</text:p>
            </table:table-cell>
            <table:table-cell table:style-name="Table2.B3" office:value-type="string">
              <text:p text:style-name="P19">CGAACUCU/AGAGUUCG</text:p>
            </table:table-cell>
            <table:table-cell table:style-name="Table2.B3" office:value-type="string">
              <text:p text:style-name="P19">8</text:p>
            </table:table-cell>
            <table:table-cell table:style-name="Table2.D3" office:value-type="string">
              <text:p text:style-name="P19">0.5</text:p>
            </table:table-cell>
          </table:table-row>
          <table:table-row table:style-name="TableLine94572707841872">
            <table:table-cell table:style-name="Table2.A3" office:value-type="string">
              <text:p text:style-name="P19">C</text:p>
            </table:table-cell>
            <table:table-cell table:style-name="Table2.B3" office:value-type="string">
              <text:p text:style-name="P19">CUGAGUC/GACUCAG</text:p>
            </table:table-cell>
            <table:table-cell table:style-name="Table2.B3" office:value-type="string">
              <text:p text:style-name="P19">7</text:p>
            </table:table-cell>
            <table:table-cell table:style-name="Table2.D3" office:value-type="string">
              <text:p text:style-name="P19">0.43</text:p>
            </table:table-cell>
          </table:table-row>
          <table:table-row table:style-name="TableLine94572707849472">
            <table:table-cell table:style-name="Table2.A3" office:value-type="string">
              <text:p text:style-name="P19">D</text:p>
            </table:table-cell>
            <table:table-cell table:style-name="Table2.B3" office:value-type="string">
              <text:p text:style-name="P19">CGUUGC/GCAACG</text:p>
            </table:table-cell>
            <table:table-cell table:style-name="Table2.B3" office:value-type="string">
              <text:p text:style-name="P19">6</text:p>
            </table:table-cell>
            <table:table-cell table:style-name="Table2.D3" office:value-type="string">
              <text:p text:style-name="P19">0.33</text:p>
            </table:table-cell>
          </table:table-row>
          <table:table-row table:style-name="TableLine94572707855552">
            <table:table-cell table:style-name="Table2.A3" office:value-type="string">
              <text:p text:style-name="P19">E</text:p>
            </table:table-cell>
            <table:table-cell table:style-name="Table2.B3" office:value-type="string">
              <text:p text:style-name="P19">CGACGC/GCGUCG</text:p>
            </table:table-cell>
            <table:table-cell table:style-name="Table2.B3" office:value-type="string">
              <text:p text:style-name="P19">6</text:p>
            </table:table-cell>
            <table:table-cell table:style-name="Table2.D3" office:value-type="string">
              <text:p text:style-name="P19">0.18</text:p>
            </table:table-cell>
          </table:table-row>
          <table:table-row table:style-name="TableLine94572707863424">
            <table:table-cell table:style-name="Table2.A3" office:value-type="string">
              <text:p text:style-name="P19">F</text:p>
            </table:table-cell>
            <table:table-cell table:style-name="Table2.B3" office:value-type="string">
              <text:p text:style-name="P19">CGCAUCCU/AGGAUGCG</text:p>
            </table:table-cell>
            <table:table-cell table:style-name="Table2.B3" office:value-type="string">
              <text:p text:style-name="P19">8</text:p>
            </table:table-cell>
            <table:table-cell table:style-name="Table2.D3" office:value-type="string">
              <text:p text:style-name="P19">0.38</text:p>
            </table:table-cell>
          </table:table-row>
          <table:table-row table:style-name="TableLine94572707873200">
            <table:table-cell table:style-name="Table2.A3" office:value-type="string">
              <text:p text:style-name="P19">G</text:p>
            </table:table-cell>
            <table:table-cell table:style-name="Table2.B3" office:value-type="string">
              <text:p text:style-name="P19">CCAUAUCA/UGAUAUGG</text:p>
            </table:table-cell>
            <table:table-cell table:style-name="Table2.B3" office:value-type="string">
              <text:p text:style-name="P19">8</text:p>
            </table:table-cell>
            <table:table-cell table:style-name="Table2.D3" office:value-type="string">
              <text:p text:style-name="P19">0.63</text:p>
            </table:table-cell>
          </table:table-row>
          <table:table-row table:style-name="TableLine94572707880992">
            <table:table-cell table:style-name="Table2.A3" office:value-type="string">
              <text:p text:style-name="P19">H</text:p>
            </table:table-cell>
            <table:table-cell table:style-name="Table2.B3" office:value-type="string">
              <text:p text:style-name="P19">CCAUAUUA/UAAUAUGG</text:p>
            </table:table-cell>
            <table:table-cell table:style-name="Table2.B3" office:value-type="string">
              <text:p text:style-name="P19">8</text:p>
            </table:table-cell>
            <table:table-cell table:style-name="Table2.D3" office:value-type="string">
              <text:p text:style-name="P19">0.75</text:p>
            </table:table-cell>
          </table:table-row>
          <table:table-row table:style-name="TableLine94572707890928">
            <table:table-cell table:style-name="Table2.A3" office:value-type="string">
              <text:p text:style-name="P19">I</text:p>
            </table:table-cell>
            <table:table-cell table:style-name="Table2.B3" office:value-type="string">
              <text:p text:style-name="P19">CGGAUGGC/GCCAUCCG</text:p>
            </table:table-cell>
            <table:table-cell table:style-name="Table2.B3" office:value-type="string">
              <text:p text:style-name="P19">8</text:p>
            </table:table-cell>
            <table:table-cell table:style-name="Table2.D3" office:value-type="string">
              <text:p text:style-name="P19">0.25</text:p>
            </table:table-cell>
          </table:table-row>
          <table:table-row table:style-name="TableLine94572707478176">
            <table:table-cell table:style-name="Table2.A11" office:value-type="string">
              <text:p text:style-name="P19">J</text:p>
            </table:table-cell>
            <table:table-cell table:style-name="Table2.B11" office:value-type="string">
              <text:p text:style-name="P19">CGGAUGGC/GCCAUCCG</text:p>
            </table:table-cell>
            <table:table-cell table:style-name="Table2.B11" office:value-type="string">
              <text:p text:style-name="P19">8</text:p>
            </table:table-cell>
            <table:table-cell table:style-name="Table2.D11" office:value-type="string">
              <text:p text:style-name="P19">0.63</text:p>
            </table:table-cell>
          </table:table-row>
        </table:table>
        <text:p text:style-name="P12"/>
        <text:p text:style-name="VA_5f_Figure_5f_Caption"/>
        <text:p text:style-name="Standard"/>
        <text:p text:style-name="Standard"/>
        <text:p text:style-name="Standard"/>
        <text:p text:style-name="Standard"/>
        <text:p text:style-name="Standard"/>
        <text:p text:style-name="Standard"/>
        <text:p text:style-name="Standard"/>
      </text:section>
      <text:section text:style-name="Sect1" text:name="Sect3">
        <text:p text:style-name="P16"/>
        <text:p text:style-name="VA_5f_Figure_5f_Caption"><text:span text:style-name="Default_20_Paragraph_20_Font"><text:span text:style-name="T37">Figure 2</text:span></text:span>. T<text:span text:style-name="Default_20_Paragraph_20_Font"><text:span text:style-name="T1">he temperature dependence of metabolites binding Mg at cellular pH and ionic strength.</text:span></text:span></text:p>
      </text:section>
      <text:section text:style-name="Sect2" text:name="Sect4">
        <text:p text:style-name="TA_5f_Main_5f_Text"><text:soft-page-break/>TEXT (Word Style "TA_Main_Text"). For full instructions, please see the journal’s Instructions for Authors. <text:s text:c="2"/>Do not modify the font in this or any other section, as doing so will not give an accurate estimate of the formatting for publication and final length of the paper.</text:p>
        <text:p text:style-name="TA_5f_Main_5f_Text">TEXT (Word Style "TA_Main_Text"). For full instructions, please see the journal’s Instructions for Authors. <text:s text:c="2"/>Do not modify the font in this or any other section, as doing so will not give an accurate estimate of the formatting for publication and final length of the paper.</text:p>
        <text:p text:style-name="TA_5f_Main_5f_Text">TEXT (Word Style "TA_Main_Text"). For full instructions, please see the journal’s Instructions for Authors. <text:s text:c="2"/>Do not modify the font in this or any other section, as doing so will not give an accurate estimate of the formatting for publication and final length of the paper.</text:p>
        <text:p text:style-name="TA_5f_Main_5f_Text">TEXT (Word Style "TA_Main_Text"). For full instructions, please see the journal’s Instructions for Authors. <text:s text:c="2"/>Do not modify the font in this or any other section, as doing so will not give an accurate estimate of the formatting for publication and final length of the paper.</text:p>
        <text:p text:style-name="TA_5f_Main_5f_Text">TEXT (Word Style "TA_Main_Text"). For full instructions, please see the journal’s Instructions for Authors. <text:s text:c="2"/>Do not modify the font in this or any other section, as doing so will not give an accurate estimate of the formatting for publication and final length of the paper.</text:p>
        <text:p text:style-name="TA_5f_Main_5f_Text">TEXT (Word Style "TA_Main_Text"). For full instructions, please see the journal’s Instructions for Authors. <text:s text:c="2"/>Do not modify the font in this or any other section, as doing so will not give an accurate estimate of the formatting for publication and final length of the paper.</text:p>
        <text:p text:style-name="TA_5f_Main_5f_Text">TEXT (Word Style "TA_Main_Text"). For full instructions, please see the journal’s Instructions for Authors. <text:s text:c="2"/>Do not modify the font in this or any other section, as doing so will not give an accurate estimate of the formatting for publication and final length of the paper.</text:p>
        <text:p text:style-name="TA_5f_Main_5f_Text">TEXT (Word Style "TA_Main_Text"). For full instructions, please see the journal’s Instructions for Authors. <text:s text:c="2"/>Do not modify the font in this or any other section, as doing so will not give an accurate estimate of the formatting for publication and final length of the paper.</text:p>
        <text:p text:style-name="TA_5f_Main_5f_Text">TEXT (Word Style "TA_Main_Text"). For full instructions, please see the journal’s Instructions for Authors. <text:s text:c="2"/>Do not modify the font in this or any other section, as doing so will not give an accurate estimate of the formatting for publication and final length of the paper.</text:p>
        <text:p text:style-name="VA_5f_Figure_5f_Caption"><text:span text:style-name="Default_20_Paragraph_20_Font"><text:span text:style-name="T32">Figure 5</text:span></text:span><text:span text:style-name="Default_20_Paragraph_20_Font"><text:span text:style-name="T31">. </text:span></text:span><text:span text:style-name="Default_20_Paragraph_20_Font"><text:span text:style-name="T1">Cartoon depiction of the three way network of RNA, metabolite, and Mg2+ interactions.</text:span></text:span></text:p>
        <text:p text:style-name="VA_5f_Figure_5f_Caption"/>
      </text:section>
      <text:section text:style-name="Sect2" text:name="Sect5">
        <text:p text:style-name="P18"><text:span text:style-name="Default_20_Paragraph_20_Font"><text:span text:style-name="T14">Displayed equations</text:span></text:span><text:span text:style-name="Default_20_Paragraph_20_Font"><text:span text:style-name="T16"> can be inserted where desired making sure they are assigned Word Style "Normal". Displayed equations can only be one column wide. If the artwork needs to be two columns wide, it must be relabeled as a figure, chart, or scheme and mentioned as such in the text.</text:span></text:span></text:p>
        <text:p text:style-name="TE_5f_Supporting_5f_Info_5f_Title">ASSOCIATED CONTENT</text:p>
        <text:p text:style-name="TE_5f_Supporting_5f_Information">(Word Style “TE_Supporting_Informati<text:span text:style-name="Default_20_Paragraph_20_Font"><text:span text:style-name="T36">on”). Supporting Information</text:span></text:span>. A brief statement in nonsentence format listing the contents of material supplied as Supporting Information should be included, ending with “This material is available free of charge via the Internet at http://pubs.acs.org.” For instructions on what should be included in the Supporting Information as well as how to prepare this material for publication, refer to the journal’s Instructions for Authors.</text:p>
        <text:p text:style-name="Author_5f_Information_5f_Title">AUTHOR INFORMATION</text:p>
        <text:p text:style-name="FA_5f_Author_5f_Info_5f_Subtitle">Corresponding Author</text:p>
        <text:p text:style-name="Style_20_FA_5f_Corresponding_5f_Author_5f_Footnote_20__2b__20_7_20_pt">* (Word Style “FA_Corresponding_Author_Footnote”). Give contact information for the author(s) to whom correspondence should be addressed.</text:p>
        <text:p text:style-name="FA_5f_Author_5f_Info_5f_Subtitle">Present Addresses</text:p>
        <text:p text:style-name="Style_20_FA_5f_Corresponding_5f_Author_5f_Footnote_20__2b__20_7_20_pt">†If an author’s address is different than the one given in the affiliation line, this information may be included here.</text:p>
        <text:p text:style-name="FA_5f_Author_5f_Info_5f_Subtitle">Author Contributions</text:p>
        <text:p text:style-name="Style_20_FA_5f_Corresponding_5f_Author_5f_Footnote_20__2b__20_7_20_pt">The manuscript was written through contributions of all authors. / All authors have given approval to the final version of the manuscript. / <text:span text:style-name="Default_20_Paragraph_20_Font"><text:span text:style-name="T39">‡</text:span></text:span>These authors contributed equally. (match statement to author names with a symbol)</text:p>
        <text:p text:style-name="FA_5f_Author_5f_Info_5f_Subtitle">Funding Sources</text:p>
        <text:p text:style-name="Style_20_FA_5f_Corresponding_5f_Author_5f_Footnote_20__2b__20_7_20_pt">Any funds used to support the research of the manuscript should be placed here (per journal style).<text:line-break/><text:span text:style-name="FA_5f_Author_5f_Info_5f_Subtitle_20_Char">Notes<text:line-break/></text:span>Any additional relevant notes should be placed here.</text:p>
        <text:p text:style-name="TD_5f_Ack_5f_Title">ACKNOWLEDGMENT</text:p>
        <text:p text:style-name="TD_5f_Acknowledgments">(Word Style "TD_Acknowledgments"). Generally the last paragraph of the paper is the place to acknowledge people (dedications), places, and financing (you may state grant numbers and sponsors here). <text:s/>Follow the journal’s guidelines on what to include in the Acknowledgement section.</text:p>
        <text:p text:style-name="TD_5f_Ack_5f_Title">ABBREVIATIONS</text:p>
        <text:p text:style-name="TD_5f_Acknowledgments">CCR2, CC chemokine receptor 2; CCL2, CC chemokine ligand 2; CCR5, CC chemokine receptor 5; TLC, thin layer chromatography.</text:p>
        <text:p text:style-name="TD_5f_Ack_5f_Title"><text:soft-page-break/>REFERENCES</text:p>
        <text:p text:style-name="TF_5f_References_5f_Section">(Word Style "TF_References_Section"). References are placed at the end of the manuscript. Authors are responsible for the accuracy and completeness of all references. Examples of the recommended formats for the various reference types can be found at <text:a xlink:type="simple" xlink:href="http://pubs.acs.org/page/4authors/index.html" office:target-frame-name="_top" xlink:show="replace" text:style-name="Internet_20_link" text:visited-style-name="Visited_20_Internet_20_Link">http://pubs.acs.org/page/4authors/index.html</text:a>. Detailed information on reference style can be found in The ACS Style Guide, available from Oxford Press.</text:p>
      </text:section>
      <text:p text:style-name="P26">SYNOPSIS TOC (Word Style “SN_Synopsis_TOC”). If you are submitting your paper to a journal that requires a synopsis graphic and/or synopsis paragraph, see the Instructions for Authors on the journal’s homepage for a description of what needs to be provided and for the size requirements of the artwork.</text:p>
      <text:section text:style-name="Sect1" text:name="Sect7">
        <text:p text:style-name="P21">To format double-column figures, schemes, charts, and tables, use the following instructions:</text:p>
        <text:p text:style-name="P21"/>
        <text:p text:style-name="P18"><text:span text:style-name="Default_20_Paragraph_20_Font"><text:span text:style-name="T18"><text:tab/></text:span></text:span><text:span text:style-name="Default_20_Paragraph_20_Font"><text:span text:style-name="T17">Place the insertion point where you want to change the number of columns</text:span></text:span></text:p>
        <text:p text:style-name="P18"><text:span text:style-name="Default_20_Paragraph_20_Font"><text:span text:style-name="T17"><text:tab/>From the </text:span></text:span><text:span text:style-name="Default_20_Paragraph_20_Font"><text:span text:style-name="T15">Insert</text:span></text:span><text:span text:style-name="Default_20_Paragraph_20_Font"><text:span text:style-name="T17"> menu, choose </text:span></text:span><text:span text:style-name="Default_20_Paragraph_20_Font"><text:span text:style-name="T15">Break</text:span></text:span></text:p>
        <text:p text:style-name="P18"><text:span text:style-name="Default_20_Paragraph_20_Font"><text:span text:style-name="T17"><text:tab/>Under </text:span></text:span><text:span text:style-name="Default_20_Paragraph_20_Font"><text:span text:style-name="T15">Sections</text:span></text:span><text:span text:style-name="Default_20_Paragraph_20_Font"><text:span text:style-name="T17">, choose </text:span></text:span><text:span text:style-name="Default_20_Paragraph_20_Font"><text:span text:style-name="T15">Continuous</text:span></text:span></text:p>
        <text:p text:style-name="P18"><text:span text:style-name="Default_20_Paragraph_20_Font"><text:span text:style-name="T17"><text:tab/>Make sure the insertion point is in the new section. From the </text:span></text:span><text:span text:style-name="Default_20_Paragraph_20_Font"><text:span text:style-name="T15">Format</text:span></text:span><text:span text:style-name="Default_20_Paragraph_20_Font"><text:span text:style-name="T17"> menu, choose </text:span></text:span><text:span text:style-name="Default_20_Paragraph_20_Font"><text:span text:style-name="T15">Columns</text:span></text:span></text:p>
        <text:p text:style-name="P18"><text:span text:style-name="Default_20_Paragraph_20_Font"><text:span text:style-name="T17"><text:tab/>In the </text:span></text:span><text:span text:style-name="Default_20_Paragraph_20_Font"><text:span text:style-name="T15">Number of Columns</text:span></text:span><text:span text:style-name="Default_20_Paragraph_20_Font"><text:span text:style-name="T17"> box, type </text:span></text:span><text:span text:style-name="Default_20_Paragraph_20_Font"><text:span text:style-name="T15">1</text:span></text:span></text:p>
        <text:p text:style-name="P18"><text:span text:style-name="Default_20_Paragraph_20_Font"><text:span text:style-name="T17"><text:tab/>Choose the </text:span></text:span><text:span text:style-name="Default_20_Paragraph_20_Font"><text:span text:style-name="T15">OK</text:span></text:span><text:span text:style-name="Default_20_Paragraph_20_Font"><text:span text:style-name="T17"> button</text:span></text:span></text:p>
        <text:p text:style-name="P13"/>
        <text:p text:style-name="P14">Now your page is set up so that figures, schemes, charts, and tables can span two columns. These must appear at the top of the page. Be sure to add another section break after the table and change it back to two columns with a spacing of 0.33 in.</text:p>
        <text:p text:style-name="VD_5f_Table_5f_Title">Table 1. Example of a Double-Column Table</text:p>
        <table:table table:name="Table3" table:style-name="Table3">
          <table:table-column table:style-name="Table3.A" table:number-columns-repeated="2"/>
          <table:table-column table:style-name="Table3.C"/>
          <table:table-column table:style-name="Table3.A" table:number-columns-repeated="4"/>
          <table:table-column table:style-name="Table3.H"/>
          <table:table-row table:style-name="TableLine94572705304288">
            <table:table-cell table:style-name="Table3.A1" office:value-type="string">
              <text:p text:style-name="TC_5f_Table_5f_Body">Column 1</text:p>
            </table:table-cell>
            <table:table-cell table:style-name="Table3.A1" office:value-type="string">
              <text:p text:style-name="TC_5f_Table_5f_Body">Column 2</text:p>
            </table:table-cell>
            <table:table-cell table:style-name="Table3.A1" office:value-type="string">
              <text:p text:style-name="TC_5f_Table_5f_Body">Column 3</text:p>
            </table:table-cell>
            <table:table-cell table:style-name="Table3.A1" office:value-type="string">
              <text:p text:style-name="TC_5f_Table_5f_Body">Column 4</text:p>
            </table:table-cell>
            <table:table-cell table:style-name="Table3.A1" office:value-type="string">
              <text:p text:style-name="TC_5f_Table_5f_Body">Column 5</text:p>
            </table:table-cell>
            <table:table-cell table:style-name="Table3.A1" office:value-type="string">
              <text:p text:style-name="TC_5f_Table_5f_Body">Column 6</text:p>
            </table:table-cell>
            <table:table-cell table:style-name="Table3.A1" office:value-type="string">
              <text:p text:style-name="TC_5f_Table_5f_Body">Column 7</text:p>
            </table:table-cell>
            <table:table-cell table:style-name="Table3.A1" office:value-type="string">
              <text:p text:style-name="TC_5f_Table_5f_Body">Column 8</text:p>
            </table:table-cell>
          </table:table-row>
          <table:table-row table:style-name="TableLine94572708234160">
            <table:table-cell table:style-name="Table3.A1" office:value-type="string">
              <text:p text:style-name="Standard"/>
            </table:table-cell>
            <table:table-cell table:style-name="Table3.A1" office:value-type="string">
              <text:p text:style-name="Standard"/>
            </table:table-cell>
            <table:table-cell table:style-name="Table3.A1" office:value-type="string">
              <text:p text:style-name="Standard"/>
            </table:table-cell>
            <table:table-cell table:style-name="Table3.A1" office:value-type="string">
              <text:p text:style-name="Standard"/>
            </table:table-cell>
            <table:table-cell table:style-name="Table3.A1" office:value-type="string">
              <text:p text:style-name="Standard"/>
            </table:table-cell>
            <table:table-cell table:style-name="Table3.A1" office:value-type="string">
              <text:p text:style-name="Standard"/>
            </table:table-cell>
            <table:table-cell table:style-name="Table3.A1" office:value-type="string">
              <text:p text:style-name="Standard"/>
            </table:table-cell>
            <table:table-cell table:style-name="Table3.A1" office:value-type="string">
              <text:p text:style-name="Standard"/>
            </table:table-cell>
          </table:table-row>
        </table:table>
        <text:p text:style-name="P23">Authors are required to submit a graphic entry for the Table of Contents (TOC) that, in conjunction with the manuscript title, should give the reader a representative idea of one of the following: A key structure, reaction, equation, concept, or theorem, etc., that is discussed in the manuscript. Consult the journal’s Instructions for Authors for TOC graphic specifications.</text:p>
        <text:p text:style-name="P24"><text:span text:style-name="Default_20_Paragraph_20_Font"><text:span text:style-name="T10">Insert Table of Contents artwork here</text:span></text:span></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erif" svg:font-family="'DejaVu Serif'" style:font-family-generic="roman"/>
    <style:font-face style:name="Ani" svg:font-family="Ani" style:font-family-generic="system"/>
    <style:font-face style:name="Arno Pro" svg:font-family="'Arno Pro'" style:font-family-generic="roman" style:font-pitch="variable"/>
    <style:font-face style:name="Liberation Sans" svg:font-family="'Liberation Sans'" style:font-family-generic="roman" style:font-pitch="variable"/>
    <style:font-face style:name="Myriad Pro Light" svg:font-family="'Myriad Pro Light'" style:font-family-generic="roman" style:font-pitch="variable"/>
    <style:font-face style:name="New York" svg:font-family="'New Yor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New York" fo:font-size="12pt" fo:letter-spacing="normal" fo:language="en" fo:country="US" fo:font-style="normal" style:text-underline-style="none" fo:font-weight="normal" style:letter-kerning="false" style:font-name-asian="Times New Roman" style:font-size-asian="12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loext: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New York" fo:font-size="12pt" fo:letter-spacing="normal" fo:language="en" fo:country="US" fo:font-style="normal" style:text-underline-style="none" fo:font-weight="normal" style:letter-kerning="false" fo:background-color="transparent" style:font-name-asian="Times New Roman" style:font-size-asian="12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text-align="justify" style:justify-single-word="false" fo:orphans="2" fo:widows="2" fo:hyphenation-ladder-count="no-limit"/>
      <style:text-properties style:font-name="Times" fo:font-family="Times" style:font-family-generic="roman" style:font-pitch="variable" fo:hyphenate="tru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true" loext:hyphenation-no-caps="false"/>
    </style:style>
    <style:style style:name="Text_20_body" style:display-name="Text body" style:family="paragraph" style:parent-style-name="Standard" style:class="text">
      <style:paragraph-properties fo:text-align="center" style:justify-single-word="false" fo:hyphenation-ladder-count="no-limit"/>
      <style:text-properties fo:font-size="20pt" fo:font-weight="bold" style:font-size-asian="20pt" style:font-weight-asian="bold" fo:hyphenate="true" loext:hyphenation-no-caps="false"/>
    </style:style>
    <style:style style:name="Heading_20_1" style:display-name="Heading 1" style:family="paragraph" style:parent-style-name="Standard" style:next-style-name="Standard" style:default-outline-level="1" style:class="text">
      <style:paragraph-properties fo:margin-left="0.3335in" fo:margin-right="0in" fo:margin-top="0.1252in" fo:margin-bottom="0.0417in" loext:contextual-spacing="false" fo:hyphenation-ladder-count="no-limit" fo:text-indent="-0.1665in" style:auto-text-indent="false" fo:keep-with-next="always">
        <style:tab-stops/>
      </style:paragraph-properties>
      <style:text-properties style:font-name="Myriad Pro Light" fo:font-family="'Myriad Pro Light'" style:font-family-generic="roman" style:font-pitch="variable" fo:font-size="11pt" fo:font-weight="bold" style:letter-kerning="true" style:font-name-asian="Myriad Pro Light" style:font-family-asian="'Myriad Pro Light'" style:font-family-generic-asian="roman" style:font-pitch-asian="variable" style:font-size-asian="11pt" style:font-weight-asian="bold" style:font-name-complex="Arial" style:font-family-complex="Arial" style:font-family-generic-complex="swiss" style:font-pitch-complex="variable" style:font-size-complex="16pt" style:font-weight-complex="bold" fo:hyphenate="true" loext:hyphenation-no-caps="false"/>
    </style:style>
    <style:style style:name="Heading_20_2" style:display-name="Heading 2" style:family="paragraph" style:parent-style-name="Standard" style:next-style-name="Standard" style:default-outline-level="2" style:class="text">
      <style:paragraph-properties fo:margin-top="0.0417in" fo:margin-bottom="0.0417in" loext:contextual-spacing="false" fo:hyphenation-ladder-count="no-limit" fo:keep-with-next="always"/>
      <style:text-properties style:font-name="Myriad Pro Light" fo:font-family="'Myriad Pro Light'" style:font-family-generic="roman" style:font-pitch="variable" fo:font-size="10pt" fo:font-weight="bold" style:font-name-asian="Myriad Pro Light" style:font-family-asian="'Myriad Pro Light'" style:font-family-generic-asian="roman" style:font-pitch-asian="variable" style:font-size-asian="10pt" style:font-weight-asian="bold" style:font-name-complex="Arial" style:font-family-complex="Arial" style:font-family-generic-complex="swiss" style:font-pitch-complex="variable" style:font-size-complex="14pt" style:font-style-complex="italic" style:font-weight-complex="bold" fo:hyphenate="true" loext:hyphenation-no-caps="false"/>
    </style:style>
    <style:style style:name="Heading_20_3" style:display-name="Heading 3" style:family="paragraph" style:parent-style-name="Standard" style:next-style-name="Standard" style:default-outline-level="3" style:class="text">
      <style:paragraph-properties fo:margin-left="0.1252in" fo:margin-right="0in" fo:margin-top="0.0417in" fo:margin-bottom="0.0417in" loext:contextual-spacing="false" fo:hyphenation-ladder-count="no-limit" fo:text-indent="0in" style:auto-text-indent="false" fo:keep-with-next="always">
        <style:tab-stops/>
      </style:paragraph-properties>
      <style:text-properties style:font-name="Myriad Pro Light" fo:font-family="'Myriad Pro Light'" style:font-family-generic="roman" style:font-pitch="variable" fo:font-size="10pt" fo:font-weight="bold" style:font-name-asian="Myriad Pro Light" style:font-family-asian="'Myriad Pro Light'" style:font-family-generic-asian="roman" style:font-pitch-asian="variable" style:font-size-asian="10pt" style:font-weight-asian="bold" style:font-name-complex="Arial" style:font-family-complex="Arial" style:font-family-generic-complex="swiss" style:font-pitch-complex="variable" style:font-size-complex="13pt" style:font-weight-complex="bold" fo:hyphenate="tru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tru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name-complex="Lohit Devanagari" style:font-family-complex="'Lohit Devanagari'" style:font-family-generic-complex="system" style:font-pitch-complex="variable" style:font-size-complex="12pt" style:font-style-complex="italic" fo:hyphenate="tru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true" loext:hyphenation-no-caps="false"/>
    </style:style>
    <style:style style:name="Footnote" style:family="paragraph" style:parent-style-name="Standard" style:next-style-name="TF_5f_References_5f_Section" style:class="extra">
      <style:paragraph-properties fo:hyphenation-ladder-count="no-limit"/>
      <style:text-properties fo:hyphenate="true" loext:hyphenation-no-caps="false"/>
    </style:style>
    <style:style style:name="TF_5f_References_5f_Section" style:display-name="TF_References_Section" style:family="paragraph" style:parent-style-name="Standard" style:next-style-name="Standard" style:auto-update="true">
      <style:paragraph-properties fo:margin-left="0in" fo:margin-right="0in" fo:margin-top="0in" fo:margin-bottom="0in" loext:contextual-spacing="false" fo:hyphenation-ladder-count="no-limit" fo:text-indent="0.1299in" style:auto-text-indent="false"/>
      <style:text-properties style:font-name="Arno Pro" fo:font-family="'Arno Pro'" style:font-family-generic="roman" style:font-pitch="variable" fo:font-size="8.5pt" style:letter-kerning="true" style:font-name-asian="Arno Pro" style:font-family-asian="'Arno Pro'" style:font-family-generic-asian="roman" style:font-pitch-asian="variable" style:font-size-asian="8.5pt" style:font-name-complex="Arno Pro" style:font-family-complex="'Arno Pro'" style:font-family-generic-complex="roman" style:font-pitch-complex="variable" style:font-size-complex="7pt" fo:hyphenate="true" loext:hyphenation-no-caps="false"/>
    </style:style>
    <style:style style:name="TA_5f_Main_5f_Text" style:display-name="TA_Main_Text" style:family="paragraph" style:parent-style-name="Standard" style:auto-update="true">
      <style:paragraph-properties fo:margin-left="0.5in" fo:margin-right="0in" fo:margin-top="0in" fo:margin-bottom="0.0417in" loext:contextual-spacing="false" fo:hyphenation-ladder-count="no-limit" fo:text-indent="0in" style:auto-text-indent="false">
        <style:tab-stops/>
      </style:paragraph-properties>
      <style:text-properties style:font-name="Arno Pro" fo:font-family="'Arno Pro'" style:font-family-generic="roman" style:font-pitch="variable" fo:font-size="9.5pt" style:letter-kerning="true" style:font-name-asian="Arno Pro" style:font-family-asian="'Arno Pro'" style:font-family-generic-asian="roman" style:font-pitch-asian="variable" style:font-size-asian="9.5pt" style:font-name-complex="Arno Pro" style:font-family-complex="'Arno Pro'" style:font-family-generic-complex="roman" style:font-pitch-complex="variable" fo:hyphenate="true" loext:hyphenation-no-caps="false"/>
    </style:style>
    <style:style style:name="BA_5f_Title" style:display-name="BA_Title" style:family="paragraph" style:parent-style-name="Standard" style:next-style-name="BB_5f_Author_5f_Name" style:auto-update="true">
      <style:paragraph-properties fo:margin-top="0.972in" fo:margin-bottom="0.1252in" loext:contextual-spacing="false" fo:text-align="start" style:justify-single-word="false" fo:hyphenation-ladder-count="no-limit"/>
      <style:text-properties style:font-name="Myriad Pro Light" fo:font-family="'Myriad Pro Light'" style:font-family-generic="roman" style:font-pitch="variable" fo:font-size="17pt" fo:font-weight="bold" style:letter-kerning="true" style:font-name-asian="Myriad Pro Light" style:font-family-asian="'Myriad Pro Light'" style:font-family-generic-asian="roman" style:font-pitch-asian="variable" style:font-size-asian="17pt" style:font-weight-asian="bold" style:font-name-complex="Myriad Pro Light" style:font-family-complex="'Myriad Pro Light'" style:font-family-generic-complex="roman" style:font-pitch-complex="variable" fo:hyphenate="true" loext:hyphenation-no-caps="false"/>
    </style:style>
    <style:style style:name="BB_5f_Author_5f_Name" style:display-name="BB_Author_Name" style:family="paragraph" style:parent-style-name="Standard" style:next-style-name="BC_5f_Author_5f_Address" style:auto-update="true">
      <style:paragraph-properties fo:margin-top="0in" fo:margin-bottom="0.1252in" loext:contextual-spacing="false" fo:text-align="start" style:justify-single-word="false" fo:hyphenation-ladder-count="no-limit"/>
      <style:text-properties style:font-name="Arno Pro" fo:font-family="'Arno Pro'" style:font-family-generic="roman" style:font-pitch="variable" style:letter-kerning="true" style:font-name-asian="Arno Pro" style:font-family-asian="'Arno Pro'" style:font-family-generic-asian="roman" style:font-pitch-asian="variable" style:font-name-complex="Arno Pro" style:font-family-complex="'Arno Pro'" style:font-family-generic-complex="roman" style:font-pitch-complex="variable" fo:hyphenate="true" loext:hyphenation-no-caps="false"/>
    </style:style>
    <style:style style:name="BC_5f_Author_5f_Address" style:display-name="BC_Author_Address" style:family="paragraph" style:parent-style-name="Standard" style:next-style-name="BI_5f_Email_5f_Address" style:auto-update="true">
      <style:paragraph-properties fo:margin-top="0in" fo:margin-bottom="0.0417in" loext:contextual-spacing="false" fo:text-align="start" style:justify-single-word="false" fo:hyphenation-ladder-count="no-limit"/>
      <style:text-properties style:font-name="Arno Pro" fo:font-family="'Arno Pro'" style:font-family-generic="roman" style:font-pitch="variable" fo:font-size="10pt" style:letter-kerning="true" style:font-name-asian="Arno Pro" style:font-family-asian="'Arno Pro'" style:font-family-generic-asian="roman" style:font-pitch-asian="variable" style:font-size-asian="10pt" style:font-name-complex="Arno Pro" style:font-family-complex="'Arno Pro'" style:font-family-generic-complex="roman" style:font-pitch-complex="variable" fo:hyphenate="true" loext:hyphenation-no-caps="false"/>
    </style:style>
    <style:style style:name="BI_5f_Email_5f_Address" style:display-name="BI_Email_Address" style:family="paragraph" style:parent-style-name="Standard" style:next-style-name="AI_5f_Received_5f_Date" style:auto-update="true">
      <style:paragraph-properties fo:margin-top="0in" fo:margin-bottom="0.0693in" loext:contextual-spacing="false" fo:text-align="start" style:justify-single-word="false" fo:hyphenation-ladder-count="no-limit"/>
      <style:text-properties style:font-name="Arno Pro" fo:font-family="'Arno Pro'" style:font-family-generic="roman" style:font-pitch="variable" fo:font-size="9pt" style:font-name-asian="Arno Pro" style:font-family-asian="'Arno Pro'" style:font-family-generic-asian="roman" style:font-pitch-asian="variable" style:font-size-asian="9pt" style:font-name-complex="Arno Pro" style:font-family-complex="'Arno Pro'" style:font-family-generic-complex="roman" style:font-pitch-complex="variable" fo:hyphenate="true" loext:hyphenation-no-caps="false"/>
    </style:style>
    <style:style style:name="AI_5f_Received_5f_Date" style:display-name="AI_Received_Date" style:family="paragraph" style:parent-style-name="Standard" style:next-style-name="Standard" style:auto-update="true">
      <style:paragraph-properties fo:margin-top="0in" fo:margin-bottom="0.0693in" loext:contextual-spacing="false" fo:text-align="start" style:justify-single-word="false" fo:hyphenation-ladder-count="no-limit"/>
      <style:text-properties style:font-name="Arno Pro" fo:font-family="'Arno Pro'" style:font-family-generic="roman" style:font-pitch="variable" fo:font-size="9pt" style:font-name-asian="Arno Pro" style:font-family-asian="'Arno Pro'" style:font-family-generic-asian="roman" style:font-pitch-asian="variable" style:font-size-asian="9pt" style:font-name-complex="Arno Pro" style:font-family-complex="'Arno Pro'" style:font-family-generic-complex="roman" style:font-pitch-complex="variable" fo:hyphenate="true" loext:hyphenation-no-caps="false"/>
    </style:style>
    <style:style style:name="BD_5f_Abstract" style:display-name="BD_Abstract" style:family="paragraph" style:parent-style-name="Standard" style:next-style-name="TA_5f_Main_5f_Text" style:auto-update="true">
      <style:paragraph-properties fo:margin-top="0.0701in" fo:margin-bottom="0.0701in" loext:contextual-spacing="false" fo:hyphenation-ladder-count="no-limit" fo:padding-left="0in" fo:padding-right="0in" fo:padding-top="0.0138in" fo:padding-bottom="0.0138in" fo:border-left="none" fo:border-right="none" fo:border-top="0.51pt solid #000000" fo:border-bottom="0.51pt solid #000000" style:shadow="none"/>
      <style:text-properties style:font-name="Arno Pro" fo:font-family="'Arno Pro'" style:font-family-generic="roman" style:font-pitch="variable" fo:font-size="9.5pt" style:letter-kerning="true" style:font-name-asian="Arno Pro" style:font-family-asian="'Arno Pro'" style:font-family-generic-asian="roman" style:font-pitch-asian="variable" style:font-size-asian="9.5pt" style:font-name-complex="Arno Pro" style:font-family-complex="'Arno Pro'" style:font-family-generic-complex="roman" style:font-pitch-complex="variable" fo:hyphenate="true" loext:hyphenation-no-caps="false"/>
    </style:style>
    <style:style style:name="TD_5f_Acknowledgments" style:display-name="TD_Acknowledgments" style:family="paragraph" style:parent-style-name="Standard" style:next-style-name="Standard" style:auto-update="true">
      <style:paragraph-properties fo:margin-top="0in" fo:margin-bottom="0in" loext:contextual-spacing="false" fo:hyphenation-ladder-count="no-limit"/>
      <style:text-properties style:font-name="Arno Pro" fo:font-family="'Arno Pro'" style:font-family-generic="roman" style:font-pitch="variable" fo:font-size="9pt" style:letter-kerning="true" style:font-name-asian="Arno Pro" style:font-family-asian="'Arno Pro'" style:font-family-generic-asian="roman" style:font-pitch-asian="variable" style:font-size-asian="9pt" style:font-name-complex="Arno Pro" style:font-family-complex="'Arno Pro'" style:font-family-generic-complex="roman" style:font-pitch-complex="variable" fo:hyphenate="true" loext:hyphenation-no-caps="false"/>
    </style:style>
    <style:style style:name="TE_5f_Supporting_5f_Information" style:display-name="TE_Supporting_Information" style:family="paragraph" style:parent-style-name="Standard" style:next-style-name="Standard" style:auto-update="true">
      <style:paragraph-properties fo:margin-top="0in" fo:margin-bottom="0in" loext:contextual-spacing="false" fo:hyphenation-ladder-count="no-limit"/>
      <style:text-properties style:font-name="Arno Pro" fo:font-family="'Arno Pro'" style:font-family-generic="roman" style:font-pitch="variable" fo:font-size="9pt" style:letter-kerning="true" style:font-name-asian="Arno Pro" style:font-family-asian="'Arno Pro'" style:font-family-generic-asian="roman" style:font-pitch-asian="variable" style:font-size-asian="9pt" style:font-name-complex="Arno Pro" style:font-family-complex="'Arno Pro'" style:font-family-generic-complex="roman" style:font-pitch-complex="variable" fo:hyphenate="true" loext:hyphenation-no-caps="false"/>
    </style:style>
    <style:style style:name="VC_5f_Scheme_5f_Title" style:display-name="VC_Scheme_Title" style:family="paragraph" style:parent-style-name="Standard" style:next-style-name="Standard" style:auto-update="true">
      <style:paragraph-properties fo:margin-top="0in" fo:margin-bottom="0.1252in" loext:contextual-spacing="false" fo:hyphenation-ladder-count="no-limit"/>
      <style:text-properties style:font-name="Arno Pro" fo:font-family="'Arno Pro'" style:font-family-generic="roman" style:font-pitch="variable" fo:font-size="9.5pt" fo:font-weight="bold" style:letter-kerning="true" style:font-name-asian="Arno Pro" style:font-family-asian="'Arno Pro'" style:font-family-generic-asian="roman" style:font-pitch-asian="variable" style:font-size-asian="9.5pt" style:font-weight-asian="bold" style:font-name-complex="Arno Pro" style:font-family-complex="'Arno Pro'" style:font-family-generic-complex="roman" style:font-pitch-complex="variable" fo:hyphenate="true" loext:hyphenation-no-caps="false"/>
    </style:style>
    <style:style style:name="VD_5f_Table_5f_Title" style:display-name="VD_Table_Title" style:family="paragraph" style:parent-style-name="Standard" style:next-style-name="Standard" style:auto-update="true">
      <style:paragraph-properties fo:margin-top="0in" fo:margin-bottom="0in" loext:contextual-spacing="false" fo:hyphenation-ladder-count="no-limit"/>
      <style:text-properties style:font-name="Arno Pro" fo:font-family="'Arno Pro'" style:font-family-generic="roman" style:font-pitch="variable" fo:font-size="8pt" fo:font-weight="bold" style:letter-kerning="true" style:font-name-asian="Arno Pro" style:font-family-asian="'Arno Pro'" style:font-family-generic-asian="roman" style:font-pitch-asian="variable" style:font-size-asian="8pt" style:font-weight-asian="bold" style:font-name-complex="Arno Pro" style:font-family-complex="'Arno Pro'" style:font-family-generic-complex="roman" style:font-pitch-complex="variable" style:font-size-complex="8pt" fo:hyphenate="true" loext:hyphenation-no-caps="false"/>
    </style:style>
    <style:style style:name="VA_5f_Figure_5f_Caption" style:display-name="VA_Figure_Caption" style:family="paragraph" style:parent-style-name="Standard" style:next-style-name="Standard" style:auto-update="true">
      <style:paragraph-properties fo:margin-top="0in" fo:margin-bottom="0.05in" loext:contextual-spacing="false" fo:hyphenation-ladder-count="no-limit"/>
      <style:text-properties style:font-name="Arno Pro" fo:font-family="'Arno Pro'" style:font-family-generic="roman" style:font-pitch="variable" fo:font-size="9pt" style:letter-kerning="true" style:font-name-asian="Arno Pro" style:font-family-asian="'Arno Pro'" style:font-family-generic-asian="roman" style:font-pitch-asian="variable" style:font-size-asian="9pt" style:font-name-complex="Arno Pro" style:font-family-complex="'Arno Pro'" style:font-family-generic-complex="roman" style:font-pitch-complex="variable" fo:hyphenate="true" loext:hyphenation-no-caps="false"/>
    </style:style>
    <style:style style:name="VB_5f_Chart_5f_Title" style:display-name="VB_Chart_Title" style:family="paragraph" style:parent-style-name="Standard" style:next-style-name="Standard" style:auto-update="true">
      <style:paragraph-properties fo:margin-top="0in" fo:margin-bottom="0.1252in" loext:contextual-spacing="false" fo:hyphenation-ladder-count="no-limit"/>
      <style:text-properties style:font-name="Arno Pro" fo:font-family="'Arno Pro'" style:font-family-generic="roman" style:font-pitch="variable" fo:font-size="9.5pt" fo:font-weight="bold" style:letter-kerning="true" style:font-name-asian="Arno Pro" style:font-family-asian="'Arno Pro'" style:font-family-generic-asian="roman" style:font-pitch-asian="variable" style:font-size-asian="9.5pt" style:font-weight-asian="bold" style:font-name-complex="Arno Pro" style:font-family-complex="'Arno Pro'" style:font-family-generic-complex="roman" style:font-pitch-complex="variable" fo:hyphenate="true" loext:hyphenation-no-caps="false"/>
    </style:style>
    <style:style style:name="FE_5f_Table_5f_Footnote" style:display-name="FE_Table_Footnote" style:family="paragraph" style:parent-style-name="Standard" style:next-style-name="Standard" style:auto-update="true">
      <style:paragraph-properties fo:margin-left="0.1252in" fo:margin-right="0in" fo:margin-top="0.0417in" fo:margin-bottom="0.0835in" loext:contextual-spacing="false" fo:hyphenation-ladder-count="no-limit" fo:text-indent="0in" style:auto-text-indent="false">
        <style:tab-stops/>
      </style:paragraph-properties>
      <style:text-properties style:font-name="Arno Pro" fo:font-family="'Arno Pro'" style:font-family-generic="roman" style:font-pitch="variable" fo:font-size="9pt" style:font-name-asian="Arno Pro" style:font-family-asian="'Arno Pro'" style:font-family-generic-asian="roman" style:font-pitch-asian="variable" style:font-size-asian="9pt" style:font-name-complex="Arno Pro" style:font-family-complex="'Arno Pro'" style:font-family-generic-complex="roman" style:font-pitch-complex="variable" fo:hyphenate="true" loext:hyphenation-no-caps="false"/>
    </style:style>
    <style:style style:name="FC_5f_Chart_5f_Footnote" style:display-name="FC_Chart_Footnote" style:family="paragraph" style:parent-style-name="Standard" style:next-style-name="Standard" style:auto-update="true">
      <style:paragraph-properties fo:margin-left="0in" fo:margin-right="0in" fo:margin-top="0.0417in" fo:margin-bottom="0.0835in" loext:contextual-spacing="false" fo:hyphenation-ladder-count="no-limit" fo:text-indent="0.1299in" style:auto-text-indent="false"/>
      <style:text-properties style:font-name="Arno Pro" fo:font-family="'Arno Pro'" style:font-family-generic="roman" style:font-pitch="variable" fo:font-size="9pt" style:font-name-asian="Arno Pro" style:font-family-asian="'Arno Pro'" style:font-family-generic-asian="roman" style:font-pitch-asian="variable" style:font-size-asian="9pt" style:font-name-complex="Arno Pro" style:font-family-complex="'Arno Pro'" style:font-family-generic-complex="roman" style:font-pitch-complex="variable" fo:hyphenate="true" loext:hyphenation-no-caps="false"/>
    </style:style>
    <style:style style:name="FD_5f_Scheme_5f_Footnote" style:display-name="FD_Scheme_Footnote" style:family="paragraph" style:parent-style-name="Standard" style:next-style-name="Standard" style:auto-update="true">
      <style:paragraph-properties fo:margin-left="0in" fo:margin-right="0in" fo:margin-top="0.0417in" fo:margin-bottom="0.0835in" loext:contextual-spacing="false" fo:hyphenation-ladder-count="no-limit" fo:text-indent="0.1299in" style:auto-text-indent="false"/>
      <style:text-properties style:font-name="Arno Pro" fo:font-family="'Arno Pro'" style:font-family-generic="roman" style:font-pitch="variable" fo:font-size="9pt" style:font-name-asian="Arno Pro" style:font-family-asian="'Arno Pro'" style:font-family-generic-asian="roman" style:font-pitch-asian="variable" style:font-size-asian="9pt" style:font-name-complex="Arno Pro" style:font-family-complex="'Arno Pro'" style:font-family-generic-complex="roman" style:font-pitch-complex="variable" fo:hyphenate="true" loext:hyphenation-no-caps="false"/>
    </style:style>
    <style:style style:name="TC_5f_Table_5f_Body" style:display-name="TC_Table_Body" style:family="paragraph" style:parent-style-name="Standard" style:next-style-name="Standard" style:auto-update="true">
      <style:paragraph-properties fo:margin-top="0.0138in" fo:margin-bottom="0.0417in" loext:contextual-spacing="false" fo:hyphenation-ladder-count="no-limit"/>
      <style:text-properties style:font-name="Arno Pro" fo:font-family="'Arno Pro'" style:font-family-generic="roman" style:font-pitch="variable" fo:font-size="9pt" style:letter-kerning="true" style:font-name-asian="Arno Pro" style:font-family-asian="'Arno Pro'" style:font-family-generic-asian="roman" style:font-pitch-asian="variable" style:font-size-asian="9pt" style:font-name-complex="Arno Pro" style:font-family-complex="'Arno Pro'" style:font-family-generic-complex="roman" style:font-pitch-complex="variable" fo:hyphenate="true" loext:hyphenation-no-caps="false"/>
    </style:style>
    <style:style style:name="Style_20_FA_5f_Corresponding_5f_Author_5f_Footnote_20__2b__20_7_20_pt" style:display-name="Style FA_Corresponding_Author_Footnote + 7 pt" style:family="paragraph" style:parent-style-name="Standard" style:next-style-name="BG_5f_Keywords" style:auto-update="true">
      <style:paragraph-properties fo:margin-top="0in" fo:margin-bottom="0in" loext:contextual-spacing="false" fo:text-align="start" style:justify-single-word="false" fo:hyphenation-ladder-count="no-limit"/>
      <style:text-properties style:font-name="Arno Pro" fo:font-family="'Arno Pro'" style:font-family-generic="roman" style:font-pitch="variable" fo:font-size="9pt" style:letter-kerning="true" style:font-name-asian="Arno Pro" style:font-family-asian="'Arno Pro'" style:font-family-generic-asian="roman" style:font-pitch-asian="variable" style:font-size-asian="9pt" style:font-name-complex="Arno Pro" style:font-family-complex="'Arno Pro'" style:font-family-generic-complex="roman" style:font-pitch-complex="variable" fo:hyphenate="true" loext:hyphenation-no-caps="false"/>
    </style:style>
    <style:style style:name="BE_5f_Author_5f_Biography" style:display-name="BE_Author_Biography" style:family="paragraph" style:parent-style-name="Standard" style:auto-update="true">
      <style:paragraph-properties fo:hyphenation-ladder-count="no-limit"/>
      <style:text-properties style:font-name="Arno Pro" fo:font-family="'Arno Pro'" style:font-family-generic="roman" style:font-pitch="variable" fo:font-size="11pt" style:font-name-asian="Arno Pro" style:font-family-asian="'Arno Pro'" style:font-family-generic-asian="roman" style:font-pitch-asian="variable" style:font-size-asian="11pt" style:font-name-complex="Arno Pro" style:font-family-complex="'Arno Pro'" style:font-family-generic-complex="roman" style:font-pitch-complex="variable" fo:hyphenate="true" loext:hyphenation-no-caps="false"/>
    </style:style>
    <style:style style:name="Style_20_BI_5f_Email_5f_Address_20__2b__20_9.5_20_pt" style:display-name="Style BI_Email_Address + 9.5 pt" style:family="paragraph" style:parent-style-name="BI_5f_Email_5f_Address">
      <style:paragraph-properties fo:margin-top="0in" fo:margin-bottom="0.0417in" loext:contextual-spacing="false" fo:hyphenation-ladder-count="no-limit"/>
      <style:text-properties fo:font-size="9.5pt" style:font-size-asian="9.5pt" fo:hyphenate="true" loext:hyphenation-no-caps="false"/>
    </style:style>
    <style:style style:name="SN_5f_Synopsis_5f_TOC" style:display-name="SN_Synopsis_TOC" style:family="paragraph" style:parent-style-name="Standard" style:next-style-name="Standard" style:auto-update="true">
      <style:paragraph-properties fo:margin-top="0in" fo:margin-bottom="0.0417in" loext:contextual-spacing="false" fo:hyphenation-ladder-count="no-limit"/>
      <style:text-properties style:font-name="Arno Pro" fo:font-family="'Arno Pro'" style:font-family-generic="roman" style:font-pitch="variable" fo:font-size="10pt" style:letter-kerning="true" style:font-name-asian="Arno Pro" style:font-family-asian="'Arno Pro'" style:font-family-generic-asian="roman" style:font-pitch-asian="variable" style:font-size-asian="10pt" style:font-name-complex="Arno Pro" style:font-family-complex="'Arno Pro'" style:font-family-generic-complex="roman" style:font-pitch-complex="variable" fo:hyphenate="true" loext:hyphenation-no-caps="false"/>
    </style:style>
    <style:style style:name="Header_20_and_20_Footer" style:display-name="Header and Footer" style:family="paragraph" style:parent-style-name="Standard" style:class="extra">
      <style:paragraph-properties fo:hyphenation-ladder-count="no-limit"/>
      <style:text-properties fo:hyphenate="true" loext:hyphenation-no-caps="false"/>
    </style:style>
    <style:style style:name="Footer" style:family="paragraph" style:parent-style-name="Standard" style:class="extra">
      <style:paragraph-properties fo:hyphenation-ladder-count="no-limit">
        <style:tab-stops>
          <style:tab-stop style:position="3in" style:type="center"/>
          <style:tab-stop style:position="6in" style:type="right"/>
        </style:tab-stops>
      </style:paragraph-properties>
      <style:text-properties fo:hyphenate="true" loext:hyphenation-no-caps="false"/>
    </style:style>
    <style:style style:name="BG_5f_Keywords" style:display-name="BG_Keywords" style:family="paragraph" style:parent-style-name="Standard" style:next-style-name="BH_5f_Briefs" style:auto-update="true">
      <style:paragraph-properties fo:margin-top="0in" fo:margin-bottom="0.1528in" loext:contextual-spacing="false" fo:text-align="start" style:justify-single-word="false" fo:hyphenation-ladder-count="no-limit"/>
      <style:text-properties style:font-name="Arno Pro" fo:font-family="'Arno Pro'" style:font-family-generic="roman" style:font-pitch="variable" fo:font-size="10pt" fo:font-style="italic" style:letter-kerning="true" style:font-name-asian="Arno Pro" style:font-family-asian="'Arno Pro'" style:font-family-generic-asian="roman" style:font-pitch-asian="variable" style:font-size-asian="10pt" style:font-style-asian="italic" style:font-name-complex="Arno Pro" style:font-family-complex="'Arno Pro'" style:font-family-generic-complex="roman" style:font-pitch-complex="variable" fo:hyphenate="true" loext:hyphenation-no-caps="false"/>
    </style:style>
    <style:style style:name="BH_5f_Briefs" style:display-name="BH_Briefs" style:family="paragraph" style:parent-style-name="Standard" style:next-style-name="BD_5f_Abstract" style:auto-update="true">
      <style:paragraph-properties fo:margin-top="0.1252in" fo:margin-bottom="0.0417in" loext:contextual-spacing="false" fo:text-align="start" style:justify-single-word="false" fo:hyphenation-ladder-count="no-limit"/>
      <style:text-properties style:font-name="Arno Pro" fo:font-family="'Arno Pro'" style:font-family-generic="roman" style:font-pitch="variable" fo:font-size="10pt" style:letter-kerning="true" style:font-name-asian="Arno Pro" style:font-family-asian="'Arno Pro'" style:font-family-generic-asian="roman" style:font-pitch-asian="variable" style:font-size-asian="10pt" style:font-name-complex="Arno Pro" style:font-family-complex="'Arno Pro'" style:font-family-generic-complex="roman" style:font-pitch-complex="variable" fo:hyphenate="true" loext:hyphenation-no-caps="false"/>
    </style:style>
    <style:style style:name="Balloon_20_Text" style:display-name="Balloon Text"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true" loext:hyphenation-no-caps="false"/>
    </style:style>
    <style:style style:name="Style_20_TC_5f_Table_5f_Body_20__2b__20_Bold" style:display-name="Style TC_Table_Body + Bold" style:family="paragraph" style:parent-style-name="TC_5f_Table_5f_Body">
      <style:paragraph-properties fo:hyphenation-ladder-count="no-limit"/>
      <style:text-properties fo:font-size="7.5pt" fo:font-weight="bold" style:font-size-asian="7.5pt" style:font-weight-asian="bold" style:font-weight-complex="bold" fo:hyphenate="true" loext:hyphenation-no-caps="false"/>
    </style:style>
    <style:style style:name="BD_5f_Abstract_5f_Title" style:display-name="BD_Abstract_Title" style:family="paragraph" style:parent-style-name="BD_5f_Abstract">
      <style:paragraph-properties fo:hyphenation-ladder-count="no-limit"/>
      <style:text-properties fo:font-weight="bold" style:font-weight-asian="bold" fo:hyphenate="true" loext:hyphenation-no-caps="false"/>
    </style:style>
    <style:style style:name="TD_5f_Ack_5f_Title" style:display-name="TD_Ack_Title" style:family="paragraph" style:parent-style-name="TD_5f_Acknowledgments">
      <style:paragraph-properties fo:margin-top="0.1252in" fo:margin-bottom="0.0417in" loext:contextual-spacing="false" fo:hyphenation-ladder-count="no-limit"/>
      <style:text-properties style:font-name="Myriad Pro Light" fo:font-family="'Myriad Pro Light'" style:font-family-generic="roman" style:font-pitch="variable" fo:font-size="10.5pt" fo:font-weight="bold" style:font-name-asian="Myriad Pro Light" style:font-family-asian="'Myriad Pro Light'" style:font-family-generic-asian="roman" style:font-pitch-asian="variable" style:font-size-asian="10.5pt" style:font-weight-asian="bold" style:font-name-complex="Myriad Pro Light" style:font-family-complex="'Myriad Pro Light'" style:font-family-generic-complex="roman" style:font-pitch-complex="variable" fo:hyphenate="true" loext:hyphenation-no-caps="false"/>
    </style:style>
    <style:style style:name="TE_5f_Supporting_5f_Info_5f_Title" style:display-name="TE_Supporting_Info_Title" style:family="paragraph" style:parent-style-name="TE_5f_Supporting_5f_Information" style:auto-update="true">
      <style:paragraph-properties fo:margin-top="0.1252in" fo:margin-bottom="0.0417in" loext:contextual-spacing="false" fo:hyphenation-ladder-count="no-limit"/>
      <style:text-properties fo:text-transform="uppercase" style:font-name="Myriad Pro Light" fo:font-family="'Myriad Pro Light'" style:font-family-generic="roman" style:font-pitch="variable" fo:font-size="10.5pt" fo:font-weight="bold" style:font-name-asian="Myriad Pro Light" style:font-family-asian="'Myriad Pro Light'" style:font-family-generic-asian="roman" style:font-pitch-asian="variable" style:font-size-asian="10.5pt" style:font-weight-asian="bold" style:font-name-complex="Myriad Pro Light" style:font-family-complex="'Myriad Pro Light'" style:font-family-generic-complex="roman" style:font-pitch-complex="variable" style:font-size-complex="9pt" fo:hyphenate="true" loext:hyphenation-no-caps="false"/>
    </style:style>
    <style:style style:name="Author_5f_Information_5f_Title" style:display-name="Author_Information_Title" style:family="paragraph" style:parent-style-name="TD_5f_Ack_5f_Title">
      <style:paragraph-properties fo:hyphenation-ladder-count="no-limit"/>
      <style:text-properties fo:hyphenate="true" loext:hyphenation-no-caps="false"/>
    </style:style>
    <style:style style:name="FA_5f_Author_5f_Info_5f_Subtitle" style:display-name="FA_Author_Info_Subtitle" style:family="paragraph" style:parent-style-name="Standard" style:auto-update="true">
      <style:paragraph-properties fo:margin-top="0.0835in" fo:margin-bottom="0.0417in" loext:contextual-spacing="false" fo:text-align="start" style:justify-single-word="false" fo:hyphenation-ladder-count="no-limit"/>
      <style:text-properties style:font-name="Myriad Pro Light" fo:font-family="'Myriad Pro Light'" style:font-family-generic="roman" style:font-pitch="variable" fo:font-size="9.5pt" fo:font-weight="bold" style:letter-kerning="true" style:font-name-asian="Myriad Pro Light" style:font-family-asian="'Myriad Pro Light'" style:font-family-generic-asian="roman" style:font-pitch-asian="variable" style:font-size-asian="9.5pt" style:font-weight-asian="bold" style:font-name-complex="Myriad Pro Light" style:font-family-complex="'Myriad Pro Light'" style:font-family-generic-complex="roman" style:font-pitch-complex="variable" style:font-size-complex="7pt" fo:hyphenate="true" loext:hyphenation-no-caps="false"/>
    </style:style>
    <style:style style:name="Frame_20_contents" style:display-name="Frame contents" style:family="paragraph" style:parent-style-name="Standard" style:class="extra">
      <style:paragraph-properties fo:hyphenation-ladder-count="no-limit"/>
      <style:text-properties fo:hyphenate="tru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tru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loext:hyphenation-no-caps="false"/>
    </style:style>
    <style:style style:name="Default_20_Paragraph_20_Font" style:display-name="Default Paragraph Font" style:family="text"/>
    <style:style style:name="Visited_20_Internet_20_Link" style:display-name="Visited Internet Link" style:family="text">
      <style:text-properties fo:color="#80008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Default_20_Paragraph_20_Font"/>
    <style:style style:name="Endnote_20_Symbol" style:display-name="Endnote Symbol" style:family="text">
      <style:text-properties style:text-position="super 67%" style:font-name="Times" fo:font-family="Times" style:font-family-generic="roman" style:font-pitch="variable" fo:font-size="9pt" style:font-name-asian="Times" style:font-family-asian="Times" style:font-family-generic-asian="roman" style:font-pitch-asian="variable" style:font-size-asian="9pt" style:font-name-complex="Times" style:font-family-complex="Times" style:font-family-generic-complex="roman" style:font-pitch-complex="variable"/>
    </style:style>
    <style:style style:name="Endnote_20_anchor" style:display-name="Endnote anchor" style:family="text">
      <style:text-properties style:text-position="super 67%" style:font-name="Times" fo:font-family="Times" style:font-family-generic="roman" style:font-pitch="variable" fo:font-size="9pt" style:font-name-asian="Times" style:font-family-asian="Times" style:font-family-generic-asian="roman" style:font-pitch-asian="variable" style:font-size-asian="9pt" style:font-name-complex="Times" style:font-family-complex="Times" style:font-family-generic-complex="roman" style:font-pitch-complex="variable"/>
    </style:style>
    <style:style style:name="Style_20_FA_5f_Corresponding_5f_Author_5f_Footnote_20__2b__20_7_20_pt_20_Char" style:display-name="Style FA_Corresponding_Author_Footnote + 7 pt Char" style:family="text">
      <style:text-properties style:font-name="Arno Pro" fo:font-family="'Arno Pro'" style:font-family-generic="roman" style:font-pitch="variable" fo:font-size="9pt" fo:language="en" fo:country="US" style:letter-kerning="true" style:font-name-asian="Arno Pro" style:font-family-asian="'Arno Pro'" style:font-family-generic-asian="roman" style:font-pitch-asian="variable" style:font-size-asian="9pt" style:language-asian="en" style:country-asian="US" style:font-name-complex="Arno Pro" style:font-family-complex="'Arno Pro'" style:font-family-generic-complex="roman" style:font-pitch-complex="variable" style:language-complex="ar" style:country-complex="SA"/>
    </style:style>
    <style:style style:name="BD_5f_Abstract_20_Char" style:display-name="BD_Abstract Char" style:family="text">
      <style:text-properties style:font-name="Arno Pro" fo:font-family="'Arno Pro'" style:font-family-generic="roman" style:font-pitch="variable" fo:font-size="9.5pt" fo:language="en" fo:country="US" style:letter-kerning="true" style:font-name-asian="Arno Pro" style:font-family-asian="'Arno Pro'" style:font-family-generic-asian="roman" style:font-pitch-asian="variable" style:font-size-asian="9.5pt" style:language-asian="en" style:country-asian="US" style:font-name-complex="Arno Pro" style:font-family-complex="'Arno Pro'" style:font-family-generic-complex="roman" style:font-pitch-complex="variable" style:language-complex="ar" style:country-complex="SA"/>
    </style:style>
    <style:style style:name="BD_5f_Abstract_5f_Title_20_Char" style:display-name="BD_Abstract_Title Char" style:family="text">
      <style:text-properties style:font-name="Arno Pro" fo:font-family="'Arno Pro'" style:font-family-generic="roman" style:font-pitch="variable" fo:font-size="9.5pt" fo:language="en" fo:country="US" fo:font-weight="bold" style:letter-kerning="true" style:font-name-asian="Arno Pro" style:font-family-asian="'Arno Pro'" style:font-family-generic-asian="roman" style:font-pitch-asian="variable" style:font-size-asian="9.5pt" style:language-asian="en" style:country-asian="US" style:font-weight-asian="bold" style:font-name-complex="Arno Pro" style:font-family-complex="'Arno Pro'" style:font-family-generic-complex="roman" style:font-pitch-complex="variable" style:language-complex="ar" style:country-complex="SA"/>
    </style:style>
    <style:style style:name="TD_5f_Acknowledgments_20_Char" style:display-name="TD_Acknowledgments Char" style:family="text">
      <style:text-properties style:font-name="Arno Pro" fo:font-family="'Arno Pro'" style:font-family-generic="roman" style:font-pitch="variable" fo:font-size="9pt" fo:language="en" fo:country="US" style:letter-kerning="true" style:font-name-asian="Arno Pro" style:font-family-asian="'Arno Pro'" style:font-family-generic-asian="roman" style:font-pitch-asian="variable" style:font-size-asian="9pt" style:language-asian="en" style:country-asian="US" style:font-name-complex="Arno Pro" style:font-family-complex="'Arno Pro'" style:font-family-generic-complex="roman" style:font-pitch-complex="variable" style:language-complex="ar" style:country-complex="SA"/>
    </style:style>
    <style:style style:name="TD_5f_Ack_5f_Title_20_Char" style:display-name="TD_Ack_Title Char" style:family="text">
      <style:text-properties style:font-name="Myriad Pro Light" fo:font-family="'Myriad Pro Light'" style:font-family-generic="roman" style:font-pitch="variable" fo:font-size="10.5pt" fo:language="en" fo:country="US" fo:font-weight="bold" style:letter-kerning="true" style:font-name-asian="Myriad Pro Light" style:font-family-asian="'Myriad Pro Light'" style:font-family-generic-asian="roman" style:font-pitch-asian="variable" style:font-size-asian="10.5pt" style:language-asian="en" style:country-asian="US" style:font-weight-asian="bold" style:font-name-complex="Myriad Pro Light" style:font-family-complex="'Myriad Pro Light'" style:font-family-generic-complex="roman" style:font-pitch-complex="variable" style:language-complex="ar" style:country-complex="SA"/>
    </style:style>
    <style:style style:name="FA_5f_Author_5f_Info_5f_Subtitle_20_Char" style:display-name="FA_Author_Info_Subtitle Char" style:family="text">
      <style:text-properties style:font-name="Myriad Pro Light" fo:font-family="'Myriad Pro Light'" style:font-family-generic="roman" style:font-pitch="variable" fo:font-size="9.5pt" fo:language="en" fo:country="US" fo:font-weight="bold" style:letter-kerning="true" style:font-name-asian="Myriad Pro Light" style:font-family-asian="'Myriad Pro Light'" style:font-family-generic-asian="roman" style:font-pitch-asian="variable" style:font-size-asian="9.5pt" style:language-asian="en" style:country-asian="US" style:font-weight-asian="bold" style:font-name-complex="Myriad Pro Light" style:font-family-complex="'Myriad Pro Light'" style:font-family-generic-complex="roman" style:font-pitch-complex="variable" style:font-size-complex="7pt" style:language-complex="ar" style:country-complex="SA"/>
    </style:style>
    <style:style style:name="TC_5f_Table_5f_Body_20_Char" style:display-name="TC_Table_Body Char" style:family="text">
      <style:text-properties style:font-name="Arno Pro" fo:font-family="'Arno Pro'" style:font-family-generic="roman" style:font-pitch="variable" fo:font-size="9pt" fo:language="en" fo:country="US" style:letter-kerning="true" style:font-name-asian="Arno Pro" style:font-family-asian="'Arno Pro'" style:font-family-generic-asian="roman" style:font-pitch-asian="variable" style:font-size-asian="9pt" style:language-asian="en" style:country-asian="US" style:font-name-complex="Arno Pro" style:font-family-complex="'Arno Pro'" style:font-family-generic-complex="roman" style:font-pitch-complex="variable" style:language-complex="ar" style:country-complex="SA"/>
    </style:style>
    <style:style style:name="Style_20_TC_5f_Table_5f_Body_20__2b__20_Bold_20_Char" style:display-name="Style TC_Table_Body + Bold Char" style:family="text">
      <style:text-properties style:font-name="Arno Pro" fo:font-family="'Arno Pro'" style:font-family-generic="roman" style:font-pitch="variable" fo:font-size="7.5pt" fo:language="en" fo:country="US" fo:font-weight="bold" style:letter-kerning="true" style:font-name-asian="Arno Pro" style:font-family-asian="'Arno Pro'" style:font-family-generic-asian="roman" style:font-pitch-asian="variable" style:font-size-asian="7.5pt" style:language-asian="en" style:country-asian="US" style:font-weight-asian="bold" style:font-name-complex="Arno Pro" style:font-family-complex="'Arno Pro'" style:font-family-generic-complex="roman" style:font-pitch-complex="variable" style:language-complex="ar" style:country-complex="SA" style:font-weight-complex="bold"/>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left="0in" fo:margin-right="0.25in" fo:text-indent="0in" style:auto-text-indent="false"/>
    </style:style>
    <style:style style:name="MP2" style:family="paragraph" style:parent-style-name="Footer">
      <style:paragraph-properties fo:margin-left="0in" fo:margin-right="0.25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598in" fo:margin-right="0.7598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in" fo:margin-left="0in" fo:margin-right="0in" fo:margin-top="0in" style:dynamic-spacing="true"/>
      </style:footer-style>
    </style:page-layout>
    <style:page-layout style:name="Mpm3">
      <style:page-layout-properties fo:page-width="8.5in" fo:page-height="11in" style:num-format="1" style:print-orientation="portrait" fo:margin-top="0.5in" fo:margin-bottom="0in" fo:margin-left="0.7598in" fo:margin-right="0.7598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F0" style:page-layout-name="Mpm2">
      <style:footer>
        <text:p text:style-name="MP1"/>
      </style:footer>
    </style:master-page>
    <style:master-page style:name="MP6" style:page-layout-name="Mpm3">
      <style:footer>
        <text:p text:style-name="MP2"/>
        <text:p text:style-name="Standard"/>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Template for Electronic Submission to ACS Journals</dc:title>
    <meta:initial-creator>Jacob</meta:initial-creator>
    <meta:creation-date>2020-12-02T21:45:00Z</meta:creation-date>
    <dc:date>2022-02-03T14:59:40.475281958</dc:date>
    <meta:editing-cycles>32</meta:editing-cycles>
    <meta:editing-duration>PT7H40M38S</meta:editing-duration>
    <meta:document-statistic meta:table-count="3" meta:image-count="0" meta:object-count="0" meta:page-count="8" meta:paragraph-count="211" meta:word-count="2634" meta:character-count="16442" meta:non-whitespace-character-count="13989"/>
    <meta:user-defined meta:name="AppVersion">16.0000</meta:user-defined>
    <meta:user-defined meta:name="Company">A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